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1A070000819B00003A65B4E95F85BABC18C4.svg" manifest:media-type="image/svg+xml"/>
  <manifest:file-entry manifest:full-path="Pictures/100000010000041D000001DBA975E27738B6B5D2.png" manifest:media-type="image/png"/>
  <manifest:file-entry manifest:full-path="Pictures/10000001000001090000006F9F57D1493A5C13DC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Droid Sans Fallback3" svg:font-family="'Droid Sans Fallback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FreeSans4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mry_KacstQurn" svg:font-family="mry_KacstQurn" style:font-pitch="variable"/>
    <style:font-face style:name="mry_KacstQurn1" svg:font-family="mry_KacstQur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3cm" fo:min-width="0.427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4cm" fo:min-width="0.414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7cm" fo:min-width="0.417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3cm" fo:min-width="0.414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3cm" fo:min-width="0.423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.653cm" fo:min-width="0.421cm" fo:padding-top="0.135cm" fo:padding-bottom="0.135cm" fo:padding-left="0.26cm" fo:padding-right="0.26cm"/>
    </style:style>
    <style:style style:name="gr9" style:family="graphic" style:parent-style-name="standard">
      <style:graphic-properties svg:stroke-color="#000000" draw:fill-color="#f0e6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gr11" style:family="graphic" style:parent-style-name="standard">
      <style:graphic-properties svg:stroke-color="#000000" draw:marker-start="" draw:marker-start-width="0.3cm" draw:marker-end="Arrow_20_concave" draw:marker-end-width="0.3cm" draw:textarea-vertical-align="middl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6.66cm" fo:min-width="7.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87cm" fo:min-width="1.533cm"/>
    </style:style>
    <style:style style:name="gr14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15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16" style:family="graphic" style:parent-style-name="standard">
      <style:graphic-properties draw:stroke="dash" draw:stroke-dash="Long_20_Dot" svg:stroke-width="0.035cm" draw:marker-end-width="0.252cm" svg:stroke-linecap="butt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="Стили_20_стрелок_20_2" draw:marker-start-width="0.3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9" style:family="graphic" style:parent-style-name="objectwithoutfill">
      <style:graphic-properties draw:stroke="dash" draw:stroke-dash="Fine_20_Dotted" svg:stroke-width="0.053cm" draw:marker-start-width="0.279cm" draw:marker-end="Стили_20_стрелок_20_3" draw:marker-end-width="0.379cm" svg:stroke-linecap="butt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="none" draw:textarea-vertical-align="middle" draw:auto-grow-height="false" fo:min-height="5.134cm" fo:min-width="0cm" fo:wrap-option="wrap"/>
    </style:style>
    <style:style style:name="gr21" style:family="graphic" style:parent-style-name="standard">
      <style:graphic-properties draw:fill="none" draw:textarea-vertical-align="middle" draw:auto-grow-height="false" fo:min-height="0.698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svg:stroke-width="0.02cm" svg:stroke-color="#000000" draw:marker-start-width="0.26cm" draw:marker-end-width="0.26cm" draw:fill-color="#b4c7dc" draw:textarea-horizontal-align="justify" draw:textarea-vertical-align="middle" draw:auto-grow-height="false" fo:min-height="0.657cm" fo:min-width="0.417cm" fo:padding-top="0.135cm" fo:padding-bottom="0.135cm" fo:padding-left="0.26cm" fo:padding-right="0.26cm"/>
    </style:style>
    <style:style style:name="gr25" style:family="graphic" style:parent-style-name="standard">
      <style:graphic-properties draw:stroke="dash" draw:stroke-dash="Double_20_Dash" svg:stroke-width="0.053cm" svg:stroke-color="#000000" draw:marker-start-width="0.309cm" draw:marker-end-width="0.309cm" svg:stroke-linecap="butt" draw:fill-color="#b4c7dc" draw:textarea-horizontal-align="justify" draw:textarea-vertical-align="middle" draw:auto-grow-height="false" fo:min-height="0.653cm" fo:min-width="0.421cm" fo:padding-top="0.151cm" fo:padding-bottom="0.151cm" fo:padding-left="0.276cm" fo:padding-right="0.276cm"/>
    </style:style>
    <style:style style:name="gr26" style:family="graphic" style:parent-style-name="standard">
      <style:graphic-properties svg:stroke-width="0.02cm" svg:stroke-color="#000000" draw:marker-start-width="0.26cm" draw:marker-end-width="0.26cm" draw:fill-color="#b4c7dc" draw:textarea-horizontal-align="justify" draw:textarea-vertical-align="middle" draw:auto-grow-height="false" fo:min-height="0.653cm" fo:min-width="0.414cm" fo:padding-top="0.135cm" fo:padding-bottom="0.135cm" fo:padding-left="0.26cm" fo:padding-right="0.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  <style:paragraph-properties style:writing-mode="lr-tb"/>
    </style:style>
    <style:style style:name="gr29" style:family="graphic" style:parent-style-name="objectwithoutfill">
      <style:graphic-properties draw:stroke="dash" draw:stroke-dash="Long_20_Dash_20__28_Rounded_29_" draw:marker-end="Стили_20_стрелок_20_4" draw:marker-end-width="0.3cm" svg:stroke-linecap="round" draw:fill="none" draw:textarea-vertical-align="middle"/>
    </style:style>
    <style:style style:name="gr30" style:family="graphic" style:parent-style-name="standard">
      <style:graphic-properties draw:fill-color="#ffffd7" draw:textarea-horizontal-align="justify" draw:textarea-vertical-align="middle" draw:auto-grow-height="false" fo:min-height="0.644cm" fo:min-width="3.612cm" fo:wrap-option="wrap"/>
      <style:paragraph-properties style:writing-mode="lr-tb"/>
    </style:style>
    <style:style style:name="gr31" style:family="graphic" style:parent-style-name="objectwithoutfill">
      <style:graphic-properties draw:stroke="dash" draw:stroke-dash="Long_20_Dot" svg:stroke-width="0.035cm" draw:marker-start-width="0.252cm" draw:marker-end="Стили_20_стрелок_20_5" draw:marker-end-width="0.352cm" svg:stroke-linecap="butt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color="#000000" draw:fill="none" draw:textarea-vertical-align="middle" draw:auto-grow-height="false" fo:min-height="2.4cm" fo:min-width="0cm" fo:wrap-option="wrap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1.208cm" fo:min-width="2.802cm"/>
      <style:paragraph-properties style:writing-mode="lr-tb"/>
    </style:style>
    <style:style style:name="gr34" style:family="graphic" style:parent-style-name="standard">
      <style:graphic-properties svg:stroke-color="#000000" draw:fill="none" draw:textarea-vertical-align="middle" draw:auto-grow-height="false" fo:min-height="2.589cm" fo:min-width="0cm" fo:wrap-option="wrap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484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.802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4.095cm" fo:min-width="0cm" fo:wrap-option="wrap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294cm"/>
      <style:paragraph-properties style:writing-mode="lr-tb"/>
    </style:style>
    <style:style style:name="gr39" style:family="graphic" style:parent-style-name="standard">
      <style:graphic-properties svg:stroke-color="#000000" draw:fill="none" draw:textarea-vertical-align="middle" draw:auto-grow-height="false" fo:min-height="10.729cm" fo:min-width="0cm" fo:wrap-option="wrap"/>
    </style:style>
    <style:style style:name="gr4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6cm" fo:min-width="1.226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18cm" svg:stroke-color="#c9211e" draw:marker-start-width="0.227cm" draw:marker-end-width="0.227cm" draw:fill="hatch" draw:fill-color="#ffd8ce" draw:fill-hatch-name="Red_20_45_20_Degrees" draw:textarea-horizontal-align="justify" draw:textarea-vertical-align="middle" draw:auto-grow-height="false" fo:min-height="2.238cm" fo:min-width="1.48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0.512cm" fo:min-width="1.024cm"/>
      <style:paragraph-properties style:writing-mode="lr-tb"/>
    </style:style>
    <style:style style:name="gr43" style:family="graphic" style:parent-style-name="standard">
      <style:graphic-properties svg:stroke-color="#000000" draw:fill-color="#dee6ef" draw:textarea-horizontal-align="justify" draw:textarea-vertical-align="top" draw:auto-grow-height="false" fo:min-height="4.25cm" fo:min-width="7.5cm"/>
      <style:paragraph-properties style:writing-mode="lr-tb"/>
    </style:style>
    <style:style style:name="gr44" style:family="graphic" style:parent-style-name="standard">
      <style:graphic-properties svg:stroke-color="#000000" draw:fill-color="#ffd8ce" draw:textarea-horizontal-align="justify" draw:textarea-vertical-align="top" draw:auto-grow-height="false" fo:min-height="4.25cm" fo:min-width="4.612cm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top" draw:auto-grow-height="false" fo:min-height="3.044cm" fo:min-width="12.2cm"/>
      <style:paragraph-properties style:writing-mode="lr-tb"/>
    </style:style>
    <style:style style:name="gr46" style:family="graphic" style:parent-style-name="standard">
      <style:graphic-properties draw:stroke="dash" draw:stroke-dash="Long_20_Dash_20__28_Rounded_29_" svg:stroke-color="#000000" svg:stroke-linecap="round" draw:fill="none" draw:textarea-horizontal-align="justify" draw:textarea-vertical-align="middle" draw:auto-grow-height="false" fo:min-height="13.044cm" fo:min-width="21.43cm"/>
    </style:style>
    <style:style style:name="gr47" style:family="graphic" style:parent-style-name="objectwithoutfill">
      <style:graphic-properties draw:stroke="dash" draw:stroke-dash="Long_20_Dot" draw:marker-end="Стили_20_стрелок_20_6" draw:marker-end-width="0.3cm" svg:stroke-linecap="butt" draw:fill="none" draw:textarea-vertical-align="middle"/>
    </style:style>
    <style:style style:name="gr48" style:family="graphic" style:parent-style-name="standard">
      <style:graphic-properties svg:stroke-color="#ffffff" draw:fill="none" draw:textarea-horizontal-align="justify" draw:textarea-vertical-align="middle" draw:auto-grow-height="false" fo:min-height="1.528cm" fo:min-width="4.834cm"/>
      <style:paragraph-properties style:writing-mode="lr-tb"/>
    </style:style>
    <style:style style:name="gr49" style:family="graphic" style:parent-style-name="objectwithoutfill">
      <style:graphic-properties draw:stroke="dash" draw:stroke-dash="Long_20_Dot" draw:marker-end="Стили_20_стрелок_20_7" draw:marker-end-width="0.3cm" svg:stroke-linecap="butt" draw:fill="none" draw:textarea-vertical-align="middle"/>
    </style:style>
    <style:style style:name="gr50" style:family="graphic" style:parent-style-name="standard">
      <style:graphic-properties draw:fill-color="#ffffd7" draw:textarea-horizontal-align="justify" draw:textarea-vertical-align="middle" draw:auto-grow-height="false" fo:min-height="0.824cm" fo:min-width="2.182cm" fo:wrap-option="wrap"/>
      <style:paragraph-properties style:writing-mode="lr-tb"/>
    </style:style>
    <style:style style:name="gr51" style:family="graphic" style:parent-style-name="standard">
      <style:graphic-properties draw:fill-color="#ffffd7" draw:textarea-horizontal-align="justify" draw:textarea-vertical-align="middle" draw:auto-grow-height="false" fo:min-height="0.824cm" fo:min-width="2.718cm" fo:wrap-option="wrap"/>
      <style:paragraph-properties style:writing-mode="lr-tb"/>
    </style:style>
    <style:style style:name="gr52" style:family="graphic" style:parent-style-name="standard">
      <style:graphic-properties svg:stroke-width="0.053cm" draw:marker-start-width="0.279cm" draw:marker-end-width="0.279cm" draw:fill="hatch" draw:fill-color="#ffd8ce" draw:fill-hatch-name="Red_20_45_20_Degrees" draw:textarea-horizontal-align="justify" draw:textarea-vertical-align="middle" draw:auto-grow-height="false" fo:min-height="0.46cm" fo:min-width="1.226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 style:list-style-name="L1">
      <style:graphic-properties svg:stroke-width="0.053cm" draw:marker-start-width="0.279cm" draw:marker-end-width="0.279cm" draw:fill="hatch" draw:fill-color="#ffd8ce" draw:fill-hatch-name="Red_20_45_20_Degrees" draw:textarea-horizontal-align="justify" draw:textarea-vertical-align="middle" draw:auto-grow-height="false" fo:min-height="0.46cm" fo:min-width="1.088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hatch" draw:fill-color="#b4c7dc" draw:fill-hatch-name="Blue_20_-45_20_Degrees" draw:textarea-horizontal-align="justify" draw:textarea-vertical-align="middle" draw:auto-grow-height="false" fo:min-height="0.46cm" fo:min-width="1.226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draw:fill-color="#ffffd7" draw:textarea-horizontal-align="justify" draw:textarea-vertical-align="middle" draw:auto-grow-height="false" fo:min-height="0.824cm" fo:min-width="4.148cm" fo:wrap-option="wrap"/>
      <style:paragraph-properties style:writing-mode="lr-tb"/>
    </style:style>
    <style:style style:name="gr56" style:family="graphic" style:parent-style-name="standard">
      <style:graphic-properties svg:stroke-width="0.053cm" draw:marker-start-width="0.279cm" draw:marker-end-width="0.279cm" draw:fill-color="#ffffd7" draw:textarea-horizontal-align="justify" draw:textarea-vertical-align="middle" draw:auto-grow-height="false" fo:min-height="0.46cm" fo:min-width="1.22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draw:marker-start-width="0.279cm" draw:marker-end-width="0.279cm" draw:fill="hatch" draw:fill-color="#ffd8ce" draw:fill-hatch-name="Blue_20_45_20_Degrees" draw:textarea-horizontal-align="justify" draw:textarea-vertical-align="middle" draw:auto-grow-height="false" fo:min-height="2.238cm" fo:min-width="1.48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svg:stroke-width="0.053cm" draw:marker-start-width="0.279cm" draw:marker-end-width="0.279cm" draw:fill="hatch" draw:fill-color="#ffd8ce" draw:fill-hatch-name="Blue_20_-45_20_Degrees" draw:textarea-horizontal-align="justify" draw:textarea-vertical-align="middle" draw:auto-grow-height="false" fo:min-height="2.238cm" fo:min-width="1.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4.834cm"/>
      <style:paragraph-properties style:writing-mode="lr-tb"/>
    </style:style>
    <style:style style:name="gr60" style:family="graphic" style:parent-style-name="standard">
      <style:graphic-properties draw:fill-color="#ffffd7" draw:textarea-horizontal-align="justify" draw:textarea-vertical-align="middle" draw:auto-grow-height="false" fo:min-height="0.824cm" fo:min-width="3.076cm" fo:wrap-option="wrap"/>
      <style:paragraph-properties style:writing-mode="lr-tb"/>
    </style:style>
    <style:style style:name="gr61" style:family="graphic" style:parent-style-name="standard">
      <style:graphic-properties draw:fill-color="#ffffd7" draw:textarea-horizontal-align="justify" draw:textarea-vertical-align="middle" draw:auto-grow-height="false" fo:min-height="0.824cm" fo:min-width="2.82cm" fo:wrap-option="wrap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46cm" fo:min-width="1.226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fill-color="#ffffd7" draw:textarea-horizontal-align="justify" draw:textarea-vertical-align="middle" draw:auto-grow-height="false" fo:min-height="0.824cm" fo:min-width="4.506cm" fo:wrap-option="wrap"/>
      <style:paragraph-properties style:writing-mode="lr-tb"/>
    </style:style>
    <style:style style:name="gr64" style:family="graphic" style:parent-style-name="objectwithoutfill">
      <style:graphic-properties draw:stroke="dash" draw:stroke-dash="Long_20_Dot" draw:marker-end="Стили_20_стрелок_20_9" draw:marker-end-width="0.3cm" svg:stroke-linecap="butt" draw:fill="none" draw:textarea-vertical-align="middle"/>
    </style:style>
    <style:style style:name="gr65" style:family="graphic" style:parent-style-name="standard" style:list-style-name="L1">
      <style:graphic-properties svg:stroke-width="0.053cm" draw:marker-start-width="0.279cm" draw:marker-end-width="0.279cm" draw:fill="hatch" draw:fill-color="#ffd8ce" draw:fill-hatch-name="Blue_20_-45_20_Degrees" draw:textarea-horizontal-align="justify" draw:textarea-vertical-align="middle" draw:auto-grow-height="false" fo:min-height="2.238cm" fo:min-width="1.48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draw:fill-color="#ffffd7" draw:textarea-horizontal-align="justify" draw:textarea-vertical-align="middle" draw:auto-grow-height="false" fo:min-height="1.18cm" fo:min-width="3.434cm" fo:wrap-option="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 style:list-style-name="L3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_5f_-title">
      <style:graphic-properties draw:auto-grow-height="true" fo:min-height="1.56cm"/>
      <style:paragraph-properties style:writing-mode="lr-tb"/>
    </style:style>
    <style:style style:name="pr10" style:family="presentation" style:parent-style-name="master_5f_-notes">
      <style:graphic-properties draw:fill-color="#ffffff" fo:min-height="13.364cm"/>
      <style:paragraph-properties style:writing-mode="lr-tb"/>
    </style:style>
    <style:style style:name="pr11" style:family="presentation" style:parent-style-name="master-title">
      <style:graphic-properties fo:min-height="1.741cm"/>
      <style:paragraph-properties style:writing-mode="lr-tb"/>
    </style:style>
    <style:style style:name="pr12" style:family="presentation" style:parent-style-name="master-outline1">
      <style:graphic-properties fo:min-height="14.15cm"/>
      <style:paragraph-properties style:writing-mode="lr-tb"/>
    </style:style>
    <style:style style:name="pr13" style:family="presentation" style:parent-style-name="master-notes">
      <style:graphic-properties draw:fill-color="#ffffff" fo:min-height="13.364cm"/>
      <style:paragraph-properties style:writing-mode="lr-tb"/>
    </style:style>
    <style:style style:name="pr14" style:family="presentation" style:parent-style-name="master_5f_-title" style:list-style-name="L1">
      <style:graphic-properties draw:auto-grow-height="true" fo:min-height="1.56cm"/>
      <style:paragraph-properties style:writing-mode="lr-tb"/>
    </style:style>
    <style:style style:name="pr15" style:family="presentation" style:parent-style-name="master_5f_-notes">
      <style:graphic-properties draw:fill-color="#ffffff" draw:auto-grow-height="true" fo:min-height="14.366cm"/>
      <style:paragraph-properties style:writing-mode="lr-tb"/>
    </style:style>
    <style:style style:name="pr16" style:family="presentation" style:parent-style-name="master_5f_-notes">
      <style:graphic-properties draw:fill-color="#ffffff" draw:textarea-vertical-align="bottom" draw:auto-grow-height="true" fo:min-height="13.364cm"/>
      <style:paragraph-properties style:writing-mode="lr-tb"/>
    </style:style>
    <style:style style:name="pr17" style:family="presentation" style:parent-style-name="template21-outline1" style:list-style-name="L3">
      <style:graphic-properties fo:min-height="14.15cm"/>
      <style:paragraph-properties style:writing-mode="lr-tb"/>
    </style:style>
    <style:style style:name="pr18" style:family="presentation" style:parent-style-name="master_5f_-title">
      <style:graphic-properties draw:auto-grow-height="true" fo:min-height="1.737cm"/>
      <style:paragraph-properties style:writing-mode="lr-tb"/>
    </style:style>
    <style:style style:name="pr19" style:family="presentation" style:parent-style-name="master_5f_-outline1">
      <style:graphic-properties fo:min-height="11.929cm"/>
      <style:paragraph-properties style:writing-mode="lr-tb"/>
    </style:style>
    <style:style style:name="pr20" style:family="presentation" style:parent-style-name="master_5f_-title" style:list-style-name="L1">
      <style:graphic-properties draw:auto-grow-height="true" fo:min-height="1.737cm"/>
      <style:paragraph-properties style:writing-mode="lr-tb"/>
    </style:style>
    <style:style style:name="pr21" style:family="presentation" style:parent-style-name="master_5f_-title" style:list-style-name="L1">
      <style:graphic-properties draw:auto-grow-height="true" fo:min-height="1.737cm"/>
      <style:paragraph-properties style:writing-mode="lr-tb"/>
    </style:style>
    <style:style style:name="pr22" style:family="presentation" style:parent-style-name="master_5f_-title">
      <style:graphic-properties fo:min-height="1.741cm"/>
      <style:paragraph-properties style:writing-mode="lr-tb"/>
    </style:style>
    <style:style style:name="pr23" style:family="presentation" style:parent-style-name="master_5f_-outline1" style:list-style-name="L5">
      <style:graphic-properties fo:min-height="14.15cm"/>
      <style:paragraph-properties style:writing-mode="lr-tb"/>
    </style:style>
    <style:style style:name="pr24" style:family="presentation" style:parent-style-name="master_5f_-notes">
      <style:graphic-properties draw:fill-color="#ffffff" fo:min-height="14.009cm"/>
      <style:paragraph-properties style:writing-mode="lr-tb"/>
    </style:style>
    <style:style style:name="pr25" style:family="presentation" style:parent-style-name="master_5f_-outline1" style:list-style-name="L7">
      <style:graphic-properties fo:min-height="14.15cm"/>
      <style:paragraph-properties style:writing-mode="lr-tb"/>
    </style:style>
    <style:style style:name="pr26" style:family="presentation" style:parent-style-name="master_5f_-notes">
      <style:graphic-properties draw:fill-color="#ffffff" fo:min-height="14.12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top="0cm" fo:margin-bottom="0.4cm" style:writing-mode="lr-tb"/>
      <style:text-properties fo:color="#000000" loext:opacity="100%" fo:font-size="28pt" fo:language="ru" fo:country="RU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4cm" style:writing-mode="lr-tb"/>
      <style:text-properties fo:font-size="28pt" fo:language="ru" fo:country="RU" style:font-size-asian="28pt" style:font-size-complex="28pt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16" style:family="paragraph">
      <style:paragraph-properties fo:margin-top="0cm" fo:margin-bottom="0.4cm" style:writing-mode="lr-tb"/>
      <style:text-properties fo:language="ru" fo:country="RU"/>
    </style:style>
    <style:style style:name="P17" style:family="paragraph">
      <loext:graphic-properties draw:fill-color="#ffffff"/>
      <style:paragraph-properties fo:margin-left="0cm" fo:margin-right="0cm" fo:text-indent="-0.6cm" style:writing-mode="lr-tb"/>
      <style:text-properties fo:font-size="14pt" fo:language="ru" fo:country="RU" style:font-size-asian="14pt" style:font-size-complex="14pt"/>
    </style:style>
    <style:style style:name="P18" style:family="paragraph">
      <loext:graphic-properties draw:fill-color="#f0e6ff"/>
      <style:paragraph-properties fo:text-align="center"/>
      <style:text-properties fo:language="ru" fo:country="RU"/>
    </style:style>
    <style:style style:name="P19" style:family="paragraph"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20" style:family="paragraph">
      <loext:graphic-properties draw:fill-color="#ffffff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language="ru" fo:country="RU"/>
    </style:style>
    <style:style style:name="P23" style:family="paragraph">
      <loext:graphic-properties draw:fill="solid" draw:fill-color="#ffffff"/>
      <style:text-properties fo:language="ru" fo:country="RU"/>
    </style:style>
    <style:style style:name="P24" style:family="paragraph">
      <style:paragraph-properties fo:text-align="center"/>
      <style:text-properties fo:language="ru" fo:country="RU"/>
    </style:style>
    <style:style style:name="P25" style:family="paragraph">
      <loext:graphic-properties draw:fill="none" draw:fill-color="#ffffff"/>
      <style:paragraph-properties style:writing-mode="lr-tb"/>
      <style:text-properties fo:font-size="16pt" fo:language="ru" fo:country="RU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 style:writing-mode="lr-tb"/>
      <style:text-properties fo:font-size="16pt" fo:language="ru" fo:country="RU"/>
    </style:style>
    <style:style style:name="P28" style:family="paragraph">
      <loext:graphic-properties draw:fill="none"/>
      <style:paragraph-properties fo:text-align="center"/>
      <style:text-properties fo:language="ru" fo:country="RU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6pt" fo:language="ru" fo:country="RU" fo:font-style="italic" style:font-size-asian="14pt" style:font-style-asian="italic" style:font-size-complex="14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6pt" fo:language="ru" fo:country="RU"/>
    </style:style>
    <style:style style:name="P32" style:family="paragraph">
      <style:paragraph-properties fo:margin-left="0cm" fo:margin-right="0cm" fo:text-indent="-0.6cm" style:writing-mode="lr-tb"/>
    </style:style>
    <style:style style:name="P33" style:family="paragraph">
      <loext:graphic-properties draw:fill-color="#ffffff"/>
      <style:paragraph-properties fo:margin-left="0cm" fo:margin-right="0cm" fo:text-indent="-0.6cm" style:writing-mode="lr-tb"/>
      <style:text-properties fo:font-size="14pt" fo:language="ru" fo:country="RU"/>
    </style:style>
    <style:style style:name="P34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35" style:family="paragraph">
      <style:paragraph-properties fo:text-align="center" style:writing-mode="lr-tb"/>
      <style:text-properties fo:language="ru" fo:country="RU"/>
    </style:style>
    <style:style style:name="P36" style:family="paragraph">
      <loext:graphic-properties draw:fill-color="#b4c7dc"/>
      <style:paragraph-properties fo:text-align="center"/>
      <style:text-properties fo:language="ru" fo:country="RU"/>
    </style:style>
    <style:style style:name="P37" style:family="paragraph">
      <loext:graphic-properties draw:fill="none" draw:fill-color="#ffffff"/>
      <style:paragraph-properties style:writing-mode="lr-tb"/>
      <style:text-properties fo:font-size="16pt" fo:language="ru" fo:country="RU" fo:font-style="italic" style:font-style-asian="italic" style:font-style-complex="italic"/>
    </style:style>
    <style:style style:name="P38" style:family="paragraph">
      <loext:graphic-properties draw:fill="none"/>
      <style:paragraph-properties fo:text-align="center" style:writing-mode="lr-tb"/>
      <style:text-properties fo:language="ru" fo:country="RU"/>
    </style:style>
    <style:style style:name="P39" style:family="paragraph">
      <style:paragraph-properties fo:text-align="center" style:writing-mode="lr-tb"/>
      <style:text-properties fo:language="ru" fo:country="RU" fo:font-style="italic" style:font-style-asian="italic" style:font-style-complex="italic"/>
    </style:style>
    <style:style style:name="P40" style:family="paragraph">
      <loext:graphic-properties draw:fill-color="#ffffd7"/>
      <style:paragraph-properties fo:text-align="center" style:writing-mode="lr-tb"/>
      <style:text-properties fo:language="ru" fo:country="RU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P42" style:family="paragraph">
      <style:paragraph-properties fo:margin-top="0cm" fo:margin-bottom="0.2cm"/>
    </style:style>
    <style:style style:name="P43" style:family="paragraph">
      <style:paragraph-properties fo:margin-top="0cm" fo:margin-bottom="0.3cm">
        <style:tab-stops>
          <style:tab-stop style:position="17.999cm"/>
        </style:tab-stops>
      </style:paragraph-properties>
    </style:style>
    <style:style style:name="P44" style:family="paragraph">
      <style:paragraph-properties>
        <style:tab-stops>
          <style:tab-stop style:position="17.999cm"/>
        </style:tab-stops>
      </style:paragraph-properties>
    </style:style>
    <style:style style:name="P45" style:family="paragraph">
      <style:paragraph-properties fo:margin-top="0cm" fo:margin-bottom="1cm"/>
    </style:style>
    <style:style style:name="P46" style:family="paragraph">
      <style:paragraph-properties fo:margin-top="0cm" fo:margin-bottom="0.1cm"/>
    </style:style>
    <style:style style:name="P47" style:family="paragraph">
      <style:paragraph-properties fo:margin-top="0cm" fo:margin-bottom="1cm" style:writing-mode="lr-tb"/>
      <style:text-properties fo:font-size="28pt" fo:language="ru" fo:country="RU" style:font-size-asian="28pt" style:font-size-complex="28pt"/>
    </style:style>
    <style:style style:name="P48" style:family="paragraph">
      <style:paragraph-properties fo:margin-left="0cm" fo:margin-right="0cm" fo:margin-top="0cm" fo:margin-bottom="0.1cm" fo:text-indent="-0.6cm"/>
    </style:style>
    <style:style style:name="P49" style:family="paragraph">
      <loext:graphic-properties draw:fill-color="#ffffff"/>
      <style:paragraph-properties fo:margin-left="0cm" fo:margin-right="0cm" fo:margin-top="0cm" fo:margin-bottom="0.1cm" fo:text-indent="-0.6cm" style:writing-mode="lr-tb"/>
      <style:text-properties fo:font-size="14pt" fo:language="ru" fo:country="RU" style:font-size-asian="14pt" style:font-size-complex="14pt"/>
    </style:style>
    <style:style style:name="P50" style:family="paragraph">
      <style:paragraph-properties fo:text-align="center" style:writing-mode="lr-tb"/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P52" style:family="paragraph">
      <loext:graphic-properties draw:fill-color="#ffffff"/>
      <style:paragraph-properties fo:text-align="center" style:writing-mode="lr-tb"/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P53" style:family="paragraph">
      <style:paragraph-properties fo:text-align="center" style:writing-mode="lr-tb"/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P54" style:family="paragraph">
      <loext:graphic-properties draw:fill-color="#ffffff"/>
      <style:paragraph-properties fo:text-align="center" style:writing-mode="lr-tb"/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P55" style:family="paragraph">
      <style:paragraph-properties fo:text-align="center" style:writing-mode="lr-tb"/>
      <style:text-properties fo:color="#3465a4" loext:opacity="100%" fo:font-size="16pt" fo:language="ru" fo:country="RU" fo:font-weight="normal" style:font-size-asian="16pt" style:font-weight-asian="bold" style:font-size-complex="16pt" style:font-weight-complex="bold"/>
    </style:style>
    <style:style style:name="P56" style:family="paragraph">
      <loext:graphic-properties draw:fill-color="#ffffff"/>
      <style:paragraph-properties fo:text-align="center" style:writing-mode="lr-tb"/>
      <style:text-properties fo:color="#3465a4" loext:opacity="100%" fo:font-size="16pt" fo:language="ru" fo:country="RU" fo:font-weight="normal" style:font-size-asian="16pt" style:font-weight-asian="bold" style:font-size-complex="16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 fo:language="ru" fo:country="RU" fo:font-weight="bold" style:font-size-asian="16pt" style:font-weight-asian="bold" style:font-size-complex="16pt" style:font-weight-complex="bold"/>
    </style:style>
    <style:style style:name="P58" style:family="paragraph">
      <loext:graphic-properties draw:fill="hatch" draw:fill-color="#ffd8ce" draw:fill-hatch-name="Red_20_45_20_Degrees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 fo:language="ru" fo:country="RU" fo:font-weight="bold" style:font-size-asian="16pt" style:font-weight-asian="bold" style:font-size-complex="16pt" style:font-weight-complex="bold"/>
    </style:style>
    <style:style style:name="P59" style:family="paragraph">
      <loext:graphic-properties draw:fill="none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60" style:family="paragraph">
      <loext:graphic-properties draw:fill-color="#dee6ef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61" style:family="paragraph">
      <loext:graphic-properties draw:fill-color="#ffd8ce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62" style:family="paragraph">
      <loext:graphic-properties draw:fill-color="#eeeeee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language="ru" fo:country="RU"/>
    </style:style>
    <style:style style:name="P64" style:family="paragraph"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65" style:family="paragraph">
      <loext:graphic-properties draw:fill="none"/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66" style:family="paragraph"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67" style:family="paragraph">
      <loext:graphic-properties draw:fill-color="#ffffd7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68" style:family="paragraph">
      <style:paragraph-properties fo:text-align="center" style:writing-mode="lr-tb"/>
      <style:text-properties fo:color="#c9211e" loext:opacity="100%" fo:font-size="16pt" fo:language="ru" fo:country="RU" fo:font-weight="bold" style:font-size-asian="16pt" style:font-weight-asian="bold" style:font-size-complex="16pt" style:font-weight-complex="bold"/>
    </style:style>
    <style:style style:name="P69" style:family="paragraph">
      <loext:graphic-properties draw:fill="hatch" draw:fill-color="#ffd8ce" draw:fill-hatch-name="Red_20_45_20_Degrees"/>
      <style:paragraph-properties fo:text-align="center" style:writing-mode="lr-tb"/>
      <style:text-properties fo:color="#c9211e" loext:opacity="100%" fo:font-size="16pt" fo:language="ru" fo:country="RU" fo:font-weight="bold" style:font-size-asian="16pt" style:font-weight-asian="bold" style:font-size-complex="16pt" style:font-weight-complex="bold"/>
    </style:style>
    <style:style style:name="P70" style:family="paragraph">
      <style:paragraph-properties fo:text-align="center" style:writing-mode="lr-tb"/>
      <style:text-properties fo:color="#ff3838" loext:opacity="100%" fo:font-size="16pt" fo:language="ru" fo:country="RU" fo:font-weight="bold" style:font-size-asian="16pt" style:font-weight-asian="bold" style:font-size-complex="16pt" style:font-weight-complex="bold"/>
    </style:style>
    <style:style style:name="P71" style:family="paragraph">
      <loext:graphic-properties draw:fill="hatch" draw:fill-color="#b4c7dc" draw:fill-hatch-name="Blue_20_-45_20_Degrees"/>
      <style:paragraph-properties fo:text-align="center" style:writing-mode="lr-tb"/>
      <style:text-properties fo:color="#ff3838" loext:opacity="100%" fo:font-size="16pt" fo:language="ru" fo:country="RU" fo:font-weight="bold" style:font-size-asian="16pt" style:font-weight-asian="bold" style:font-size-complex="16pt" style:font-weight-complex="bold"/>
    </style:style>
    <style:style style:name="P72" style:family="paragraph">
      <style:paragraph-properties fo:text-align="center" style:writing-mode="lr-tb"/>
      <style:text-properties fo:color="#3465a4" loext:opacity="100%" fo:font-size="16pt" fo:language="ru" fo:country="RU" fo:font-weight="normal" style:font-size-asian="16pt" style:font-weight-asian="normal" style:font-size-complex="16pt" style:font-weight-complex="normal"/>
    </style:style>
    <style:style style:name="P73" style:family="paragraph">
      <loext:graphic-properties draw:fill-color="#ffffff"/>
      <style:paragraph-properties fo:text-align="center" style:writing-mode="lr-tb"/>
      <style:text-properties fo:color="#3465a4" loext:opacity="100%" fo:font-size="16pt" fo:language="ru" fo:country="RU" fo:font-weight="normal" style:font-size-asian="16pt" style:font-weight-asian="normal" style:font-size-complex="16pt" style:font-weight-complex="normal"/>
    </style:style>
    <style:style style:name="P74" style:family="paragraph">
      <style:paragraph-properties fo:text-align="center" style:writing-mode="lr-tb"/>
      <style:text-properties fo:color="#000000" loext:opacity="100%" fo:font-size="16pt" fo:language="ru" fo:country="RU" fo:font-weight="bold" style:font-size-asian="16pt" style:font-weight-asian="bold" style:font-size-complex="16pt" style:font-weight-complex="bold"/>
    </style:style>
    <style:style style:name="P75" style:family="paragraph">
      <loext:graphic-properties draw:fill-color="#ffffd7"/>
      <style:paragraph-properties fo:text-align="center" style:writing-mode="lr-tb"/>
      <style:text-properties fo:color="#000000" loext:opacity="100%" fo:font-size="16pt" fo:language="ru" fo:country="RU" fo:font-weight="bold" style:font-size-asian="16pt" style:font-weight-asian="bold" style:font-size-complex="16pt" style:font-weight-complex="bold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fo:language="ru" fo:country="RU" fo:font-weight="normal" style:font-size-asian="16pt" style:font-weight-asian="normal" style:font-size-complex="16pt" style:font-weight-complex="normal"/>
    </style:style>
    <style:style style:name="P77" style:family="paragraph">
      <loext:graphic-properties draw:fill="hatch" draw:fill-color="#ffd8ce" draw:fill-hatch-name="Blue_20_45_20_Degrees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fo:language="ru" fo:country="RU" fo:font-weight="normal" style:font-size-asian="16pt" style:font-weight-asian="normal" style:font-size-complex="16pt" style:font-weight-complex="normal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3838" loext:opacity="100%" fo:font-size="16pt" fo:language="ru" fo:country="RU" fo:font-weight="bold" style:font-size-asian="16pt" style:font-weight-asian="bold" style:font-size-complex="16pt" style:font-weight-complex="bold"/>
    </style:style>
    <style:style style:name="P79" style:family="paragraph">
      <loext:graphic-properties draw:fill="hatch" draw:fill-color="#ffd8ce" draw:fill-hatch-name="Blue_20_-45_20_Degrees"/>
      <style:paragraph-properties fo:margin-left="0cm" fo:margin-right="0cm" fo:margin-top="0cm" fo:margin-bottom="0cm" fo:line-height="100%" fo:text-align="center" fo:text-indent="0cm" style:writing-mode="lr-tb"/>
      <style:text-properties fo:color="#ff3838" loext:opacity="100%" fo:font-size="16pt" fo:language="ru" fo:country="RU" fo:font-weight="bold" style:font-size-asian="16pt" style:font-weight-asian="bold" style:font-size-complex="16pt" style:font-weight-complex="bold"/>
    </style:style>
    <style:style style:name="P80" style:family="paragraph">
      <loext:graphic-properties draw:fill="solid" draw:fill-color="#ffffff"/>
      <style:paragraph-properties fo:text-align="center" style:writing-mode="lr-tb"/>
      <style:text-properties fo:color="#3465a4" loext:opacity="100%" fo:font-size="16pt" fo:language="ru" fo:country="RU" fo:font-weight="normal" style:font-size-asian="16pt" style:font-weight-asian="normal" style:font-size-complex="16pt" style:font-weight-complex="normal"/>
    </style:style>
    <style:style style:name="P81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82" style:family="paragraph">
      <loext:graphic-properties draw:fill-color="#ffffff"/>
      <style:paragraph-properties style:writing-mode="lr-tb"/>
      <style:text-properties fo:language="ru" fo:country="RU"/>
    </style:style>
    <style:style style:name="P83" style:family="paragraph">
      <style:paragraph-properties fo:margin-top="0cm" fo:margin-bottom="0.2cm" style:writing-mode="lr-tb"/>
      <style:text-properties fo:color="#000000" loext:opacity="100%" fo:font-size="26pt" fo:language="ru" fo:country="RU" style:font-size-asian="26pt" style:font-size-complex="26pt"/>
    </style:style>
    <style:style style:name="P84" style:family="paragraph">
      <style:paragraph-properties fo:margin-left="0cm" fo:margin-right="0cm" fo:margin-top="0cm" fo:margin-bottom="0.2cm" fo:text-indent="-0.6cm" style:writing-mode="lr-tb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font-size="28pt" fo:language="ru" fo:country="RU" style:font-size-asian="28pt" style:font-size-complex="28pt"/>
    </style:style>
    <style:style style:name="T12" style:family="text">
      <style:text-properties style:font-name="Liberation Serif6" fo:font-size="28pt" fo:language="ru" fo:country="RU" style:font-name-asian="Liberation Serif6" style:font-size-asian="28pt" style:font-name-complex="Liberation Serif6" style:font-size-complex="28pt"/>
    </style:style>
    <style:style style:name="T13" style:family="text">
      <style:text-properties fo:font-size="28pt" fo:language="ru" fo:country="RU" fo:font-style="italic" style:font-size-asian="28pt" style:font-style-asian="italic" style:font-size-complex="28pt" style:font-style-complex="italic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fo:language="ru" fo:country="RU" style:font-size-asian="16pt" style:font-size-complex="16pt"/>
    </style:style>
    <style:style style:name="T20" style:family="text">
      <style:text-properties fo:font-size="6pt" fo:language="ru" fo:country="RU" style:font-size-asian="6pt" style:font-size-complex="6pt"/>
    </style:style>
    <style:style style:name="T21" style:family="text">
      <style:text-properties fo:font-size="16pt" fo:language="ru" fo:country="RU"/>
    </style:style>
    <style:style style:name="T22" style:family="text">
      <style:text-properties fo:font-size="16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language="ru" fo:country="RU"/>
    </style:style>
    <style:style style:name="T27" style:family="text">
      <style:text-properties style:font-name="Liberation Sans3" fo:font-size="14pt" fo:language="ru" fo:country="RU" style:font-name-asian="Liberation Sans3" style:font-name-complex="Liberation Sans3"/>
    </style:style>
    <style:style style:name="T28" style:family="text">
      <style:text-properties style:font-name="Liberation Mono" fo:font-size="18pt" fo:language="ru" fo:country="RU"/>
    </style:style>
    <style:style style:name="T29" style:family="text">
      <style:text-properties fo:font-size="16pt" fo:language="ru" fo:country="RU" fo:font-style="italic" style:font-style-asian="italic" style:font-style-complex="italic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T32" style:family="text">
      <style:text-properties style:font-name="Liberation Sans" fo:font-size="14pt" fo:language="ru" fo:country="RU" style:font-name-asian="Liberation Sans3" style:font-name-complex="Liberation Sans3"/>
    </style:style>
    <style:style style:name="T33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34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35" style:family="text">
      <style:text-properties fo:color="#000000" loext:opacity="100%" fo:font-size="22pt" fo:language="ru" fo:country="RU" style:font-size-asian="22pt" style:font-size-complex="22pt"/>
    </style:style>
    <style:style style:name="T3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8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39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40" style:family="text">
      <style:text-properties fo:color="#666666" loext:opacity="100%" style:font-name="Liberation Mono" fo:font-size="16pt" fo:language="ru" fo:country="RU" style:font-size-asian="16pt" style:font-size-complex="16pt"/>
    </style:style>
    <style:style style:name="T41" style:family="text">
      <style:text-properties style:font-name="Liberation Mono" fo:font-size="16pt" fo:language="ru" fo:country="RU" style:font-size-asian="16pt" style:font-size-complex="16pt"/>
    </style:style>
    <style:style style:name="T42" style:family="text">
      <style:text-properties fo:color="#000000" loext:opacity="100%" style:font-name="Liberation Mono" fo:font-size="16pt" fo:language="ru" fo:country="RU" style:font-size-asian="16pt" style:font-size-complex="16pt"/>
    </style:style>
    <style:style style:name="T43" style:family="text">
      <style:text-properties fo:color="#000000" loext:opacity="100%" fo:font-size="14pt" fo:language="ru" fo:country="RU" style:font-size-asian="14pt" style:font-size-complex="14pt"/>
    </style:style>
    <style:style style:name="T44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4pt" fo:language="ru" fo:country="RU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20pt" style:font-weight-asian="normal" style:font-name-complex="FreeSans2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italic" fo:text-shadow="none" style:text-underline-style="none" fo:font-weight="normal" style:letter-kerning="true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loext:opacity="100%" style:font-name="Liberation Sans3" fo:font-size="16pt" fo:language="ru" fo:country="RU" fo:font-weight="normal" style:font-name-asian="Liberation Sans3" style:font-size-asian="16pt" style:font-weight-asian="bold" style:font-name-complex="Liberation Sans3" style:font-size-complex="16pt" style:font-weight-complex="bold"/>
    </style:style>
    <style:style style:name="T52" style:family="text">
      <style:text-properties fo:color="#c9211e" loext:opacity="100%" style:font-name="Liberation Sans3" fo:font-size="16pt" fo:language="ru" fo:country="RU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3" style:family="text">
      <style:text-properties fo:font-size="12pt" fo:language="ru" fo:country="RU" style:font-size-asian="12pt" style:font-size-complex="12pt"/>
    </style:style>
    <style:style style:name="T54" style:family="text">
      <style:text-properties fo:color="#ff3838" loext:opacity="100%" style:font-name="Liberation Sans3" fo:font-size="16pt" fo:language="ru" fo:country="RU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5" style:family="text">
      <style:text-properties fo:color="#3465a4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56" style:family="text">
      <style:text-properties fo:color="#000000" loext:opacity="100%" style:font-name="mry_KacstQurn1" fo:font-size="16pt" fo:language="ru" fo:country="RU" fo:font-weight="bold" style:font-name-asian="mry_KacstQurn1" style:font-size-asian="16pt" style:font-weight-asian="bold" style:font-name-complex="mry_KacstQurn1" style:font-size-complex="16pt" style:font-weight-complex="bold"/>
    </style:style>
    <style:style style:name="T57" style:family="text">
      <style:text-properties fo:color="#000000" loext:opacity="100%" style:font-name="Liberation Sans3" fo:font-size="16pt" fo:language="ru" fo:country="RU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Liberation Serif6" fo:font-size="28pt" fo:language="ru" fo:country="RU" fo:font-style="normal" fo:text-shadow="none" style:text-underline-style="none" fo:font-weight="normal" style:letter-kerning="true" style:font-name-asian="Liberation Serif6" style:font-size-asian="28pt" style:font-style-asian="normal" style:font-weight-asian="normal" style:font-name-complex="Liberation Serif6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loext:opacity="100%" style:font-name="Liberation Serif6" fo:font-size="28pt" fo:language="ru" fo:country="RU" style:font-name-asian="Liberation Serif6" style:font-size-asian="28pt" style:font-name-complex="Liberation Serif6" style:font-size-complex="28pt"/>
    </style:style>
    <style:style style:name="T62" style:family="text">
      <style:text-properties style:font-name="Liberation Mono" fo:font-size="14pt" fo:language="ru" fo:country="RU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loext:opacity="100%" fo:font-size="26pt" fo:language="ru" fo:country="RU" style:font-size-asian="26pt" style:font-size-complex="26pt"/>
    </style:style>
    <style:style style:name="T65" style:family="text">
      <style:text-properties fo:color="#000000" loext:opacity="100%" fo:font-size="6pt" fo:language="ru" fo:country="RU" style:font-size-asian="6pt" style:font-size-complex="6pt"/>
    </style:style>
    <style:style style:name="T66" style:family="text">
      <style:text-properties style:font-name="Liberation Mono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Внешняя аутентификац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ароль вне СУБД</text:span></text:p>
              </text:list-item>
              <text:list-item>
                <text:p text:style-name="P9"><text:span text:style-name="T10">Аутентификация LDAP</text:span></text:p>
              </text:list-item>
              <text:list-item>
                <text:p text:style-name="P9"><text:span text:style-name="T10">Внешняя аутентификация</text:span></text:p>
              </text:list-item>
              <text:list-item>
                <text:p text:style-name="P9"><text:span text:style-name="T10">Сопоставление имен</text:span></text:p>
              </text:list-item>
              <text:list-item>
                <text:p text:style-name="P9"><text:span text:style-name="T10">Аутентификация GSSAPI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9">Пароль вне СУБД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Работают аналогично методу password</text:span></text:p>
              </text:list-item>
              <text:list-item>
                <text:p text:style-name="P9"><text:span text:style-name="T11">Проверка пар </text:span><text:span text:style-name="T12">«имя пользователя/пароль» вне СУБД</text:span></text:p>
              </text:list-item>
              <text:list-item>
                <text:p text:style-name="P9"><text:span text:style-name="T11">ldap [</text:span><text:span text:style-name="T13">параметры</text:span><text:span text:style-name="T11">]</text:span></text:p>
                <text:list>
                  <text:list-item>
                    <text:p text:style-name="P12"><text:span text:style-name="T14">проверка на сервере LDAP</text:span></text:p>
                  </text:list-item>
                </text:list>
              </text:list-item>
              <text:list-item>
                <text:p text:style-name="P9"><text:span text:style-name="T11">radius [</text:span><text:span text:style-name="T13">параметры</text:span><text:span text:style-name="T11">]</text:span></text:p>
                <text:list>
                  <text:list-item>
                    <text:p text:style-name="P12"><text:span text:style-name="T14">проверка на сервере RADIUS</text:span></text:p>
                  </text:list-item>
                </text:list>
              </text:list-item>
              <text:list-item>
                <text:p text:style-name="P9"><text:span text:style-name="T11">pam [</text:span><text:span text:style-name="T13">параметры</text:span><text:span text:style-name="T11">]</text:span></text:p>
                <text:list>
                  <text:list-item>
                    <text:p text:style-name="P12"><text:span text:style-name="T14">проверка посредством подключаемого модуля PAM</text:span></text:p>
                  </text:list-item>
                </text:list>
              </text:list-item>
              <text:list-item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15">Работа методов аутентификации «ldap», «radius» и «pam» выполняется подобно методу </text:span><text:span text:style-name="T6">«password», когда для пользователя проверяется правильность ввода пароля. Но, в отличие от последнего, методы «ldap» и «radius» проверяют пароли пользователей, обращаясь к серверам LDAP и RADIUS соответственно. </text:span></text:p>
              <text:p text:style-name="P14"><text:span text:style-name="T16">Метод «pam» проверяет пару «имя пользователя/пароль», используя модули PAM (Pluggable Authentication Module) </text:span><text:span text:style-name="T17">—</text:span><text:span text:style-name="T15"> стандартной системы в Linux для аутентификации, управления паролями, управления учетными записями и настройки пользовательских сессий. </text:span></text:p>
              <text:p text:style-name="P14"><text:span text:style-name="T15">PAM является гибкой и динамически переключаемой системой, которая может работать как с локальными способами проверки аутентичности пользователей, так и с внешними системами (LDAP, Kerberos, NIS и т.д). </text:span></text:p>
              <text:p text:style-name="P14"><text:span text:style-name="T15">Работа PAM основана на последовательных проверках или действиях, выполняемых модулями PAM. Модули PAM </text:span><text:span text:style-name="T17">— это разделяемые библиотеки, например, pam_unix.so. Этот PAM модуль используется в</text:span><text:span text:style-name="T7"> большинстве Linux систем для</text:span><text:span text:style-name="T6"> локальной аутентификации, когда шифрованные пароли хранятся в /etc/shadow.</text:span></text:p>
              <text:p text:style-name="P14"><text:span text:style-name="T15">При настройке PAM на локальную аутентификацию, для входа в сеанс пользователя PostgreSQL по методу «pam» </text:span><text:span text:style-name="T16">его пароль </text:span><text:span text:style-name="T18">будет проверяться не в СУБД, а в /etc/shadow.</text:span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20.39cm" svg:height="1.737cm" svg:x="1.2cm" svg:y="0.737cm" presentation:class="title" presentation:user-transformed="true">
          <draw:text-box>
            <text:p><text:span text:style-name="T9">Аутентификация LDAP</text:span></text:p>
          </draw:text-box>
        </draw:frame>
        <draw:frame presentation:style-name="pr7" draw:text-style-name="P16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ростое связывание</text:span></text:p>
              </text:list-item>
              <text:list-item>
                <text:p text:style-name="P9"><text:span text:style-name="T10">Поиск+связы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ster_5f_" presentation:presentation-page-layout-name="AL2T19">
        <office:forms form:automatic-focus="false" form:apply-design-mode="false"/>
        <draw:frame presentation:style-name="pr9" draw:text-style-name="P8" draw:layer="layout" svg:width="19.8cm" svg:height="1.737cm" svg:x="1.4cm" svg:y="0.837cm" presentation:class="title">
          <draw:text-box>
            <text:p><text:span text:style-name="T9">Простое связывание</text:span></text:p>
          </draw:text-box>
        </draw:frame>
        <draw:g>
          <draw:custom-shape draw:style-name="gr3" draw:text-style-name="P18" xml:id="id1" draw:id="id1" draw:layer="layout" svg:width="1.337cm" svg:height="1.305cm" svg:x="17.82cm" svg:y="3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8" xml:id="id2" draw:id="id2" draw:layer="layout" svg:width="1.32cm" svg:height="1.306cm" svg:x="15.736cm" svg:y="5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8" xml:id="id3" draw:id="id3" draw:layer="layout" svg:width="1.323cm" svg:height="1.309cm" svg:x="19.927cm" svg:y="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8" xml:id="id4" draw:id="id4" draw:layer="layout" svg:width="1.32cm" svg:height="1.305cm" svg:x="14.686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8" xml:id="id5" draw:id="id5" draw:layer="layout" svg:width="1.333cm" svg:height="1.305cm" svg:x="16.788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8" xml:id="id6" draw:id="id6" draw:layer="layout" svg:width="1.329cm" svg:height="1.305cm" svg:x="18.871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8" xml:id="id7" draw:id="id7" draw:layer="layout" svg:width="1.32cm" svg:height="1.305cm" svg:x="20.986cm" svg:y="8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8" draw:layer="layout" draw:type="line" svg:x1="18.015cm" svg:y1="4.278cm" svg:x2="16.863cm" svg:y2="5.95cm" draw:start-shape="id1" draw:start-glue-point="7" draw:end-shape="id2" draw:end-glue-point="11" svg:d="M18015 4278l-1152 1672" svg:viewBox="0 0 1153 1673">
            <text:p/>
          </draw:connector>
          <draw:connector draw:style-name="gr9" draw:text-style-name="P18" draw:layer="layout" draw:type="line" svg:x1="18.962cm" svg:y1="4.278cm" svg:x2="20.12cm" svg:y2="5.952cm" draw:start-shape="id1" draw:start-glue-point="9" draw:end-shape="id3" draw:end-glue-point="5" svg:d="M18962 4278l1158 1674" svg:viewBox="0 0 1159 1675">
            <text:p/>
          </draw:connector>
          <draw:connector draw:style-name="gr9" draw:text-style-name="P18" draw:layer="layout" draw:type="line" svg:x1="16.396cm" svg:y1="7.065cm" svg:x2="15.346cm" svg:y2="8.35cm" draw:start-shape="id2" draw:start-glue-point="8" draw:end-shape="id4" draw:end-glue-point="4" svg:d="M16396 7065l-1050 1285" svg:viewBox="0 0 1051 1286">
            <text:p/>
          </draw:connector>
          <draw:connector draw:style-name="gr9" draw:text-style-name="P18" draw:layer="layout" draw:type="line" svg:x1="16.396cm" svg:y1="7.065cm" svg:x2="17.455cm" svg:y2="8.35cm" draw:start-shape="id2" draw:start-glue-point="8" draw:end-shape="id5" draw:end-glue-point="4" svg:d="M16396 7065l1059 1285" svg:viewBox="0 0 1060 1286">
            <text:p/>
          </draw:connector>
          <draw:connector draw:style-name="gr9" draw:text-style-name="P18" draw:layer="layout" draw:type="line" svg:x1="20.589cm" svg:y1="7.07cm" svg:x2="19.536cm" svg:y2="8.35cm" draw:start-shape="id3" draw:start-glue-point="8" draw:end-shape="id6" draw:end-glue-point="4" svg:d="M20589 7070l-1053 1280" svg:viewBox="0 0 1054 1281">
            <text:p/>
          </draw:connector>
          <draw:connector draw:style-name="gr9" draw:text-style-name="P18" draw:layer="layout" draw:type="line" svg:x1="20.589cm" svg:y1="7.07cm" svg:x2="21.646cm" svg:y2="8.355cm" draw:start-shape="id3" draw:start-glue-point="8" draw:end-shape="id7" draw:end-glue-point="4" svg:d="M20589 7070l1057 1285" svg:viewBox="0 0 1058 1286">
            <text:p/>
          </draw:connector>
        </draw:g>
        <draw:custom-shape draw:style-name="gr10" draw:text-style-name="P20" xml:id="id8" draw:id="id8" draw:layer="layout" svg:width="4.5cm" svg:height="3cm" svg:x="3.9cm" svg:y="13.855cm">
          <text:p text:style-name="P19"><text:span text:style-name="T19">клиентское</text:span></text:p>
          <text:p text:style-name="P19"><text:span text:style-name="T19">приложение</text:span></text:p>
          <draw:enhanced-geometry svg:viewBox="0 0 21600 21600" draw:type="rectangle" draw:enhanced-path="M 0 0 L 21600 0 21600 21600 0 21600 0 0 Z N"/>
        </draw:custom-shape>
        <draw:connector draw:style-name="gr11" draw:text-style-name="P19" draw:layer="layout" draw:type="line" svg:x1="8.4cm" svg:y1="15.355cm" svg:x2="14.768cm" svg:y2="15.413cm" draw:start-shape="id8" draw:start-glue-point="1" svg:d="M8400 15355l6368 58" svg:viewBox="0 0 6369 59">
          <text:p text:style-name="P21"><text:span text:style-name="T19">alice</text:span></text:p>
          <text:p text:style-name="P21"><text:span text:style-name="T6"/></text:p>
        </draw:connector>
        <draw:custom-shape draw:style-name="gr12" draw:text-style-name="P20" draw:layer="layout" svg:width="8cm" svg:height="6.91cm" svg:x="14.768cm" svg:y="12.2cm">
          <text:p text:style-name="P19"><text:span text:style-name="T20"><text:s/></text:span></text:p>
          <text:p text:style-name="P19"><text:span text:style-name="T19">Postgre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032cm" svg:height="1.882cm" svg:x="15.248cm" svg:y="16.8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7.749cm" svg:y="16.8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20.249cm" svg:y="16.8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4" draw:text-style-name="P23" draw:layer="layout" svg:width="1.546cm" svg:height="1.543cm" svg:x="17.624cm" svg:y="14.5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15" draw:text-style-name="P23" draw:layer="layout" svg:width="1.028cm" svg:height="1.028cm" svg:x="18.798cm" svg:y="13.8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g>
          <draw:ellipse draw:style-name="gr16" draw:text-style-name="P24" draw:layer="layout" svg:width="2.01cm" svg:height="3.048cm" draw:transform="rotate (-3.14159265358979) translate (16.021cm 12.209cm)" draw:kind="arc" draw:start-angle="272.85" draw:end-angle="88.76">
            <text:p/>
          </draw:ellipse>
          <draw:line draw:style-name="gr17" draw:text-style-name="P24" draw:layer="layout" svg:x1="14.993cm" svg:y1="9.144cm" svg:x2="14.775cm" svg:y2="9.182cm">
            <text:p/>
          </draw:line>
        </draw:g>
        <draw:g>
          <draw:ellipse draw:style-name="gr16" draw:text-style-name="P24" draw:layer="layout" svg:width="2.01cm" svg:height="3.3cm" svg:x="14.903cm" svg:y="9.128cm" draw:kind="arc" draw:start-angle="272.85" draw:end-angle="88.76">
            <text:p/>
          </draw:ellipse>
          <draw:line draw:style-name="gr17" draw:text-style-name="P24" draw:layer="layout" svg:x1="15.932cm" svg:y1="12.447cm" svg:x2="16.15cm" svg:y2="12.405cm">
            <text:p/>
          </draw:line>
        </draw:g>
        <draw:frame draw:style-name="gr18" draw:text-style-name="P25" draw:layer="layout" svg:width="6.796cm" svg:height="1.016cm" svg:x="17.08cm" svg:y="10.414cm">
          <draw:text-box>
            <text:p><text:span text:style-name="T21">userPassword=alicepass</text:span></text:p>
          </draw:text-box>
        </draw:frame>
        <draw:frame draw:style-name="gr18" draw:text-style-name="P27" draw:layer="layout" svg:width="8.642cm" svg:height="1.016cm" svg:x="5.08cm" svg:y="10.414cm">
          <draw:text-box>
            <text:p text:style-name="P26"><text:span text:style-name="T21">cn=alice,dc=mydomain,dc=com</text:span></text:p>
          </draw:text-box>
        </draw:frame>
        <draw:line draw:style-name="gr19" draw:text-style-name="P28" draw:layer="layout" svg:x1="11.43cm" svg:y1="14.732cm" svg:x2="7.112cm" svg:y2="11.176cm">
          <text:p/>
        </draw:line>
        <draw:custom-shape draw:style-name="gr20" draw:text-style-name="P28" draw:layer="layout" svg:width="0.508cm" svg:height="5.68cm" draw:transform="rotate (-1.5707963267949) translate (13.462cm 10.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8" draw:layer="layout" svg:width="0.508cm" svg:height="1cm" draw:transform="rotate (-1.5707963267949) translate (6.38cm 10.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9" draw:layer="layout" svg:width="3.156cm" svg:height="0.878cm" svg:x="4.264cm" svg:y="9.314cm">
          <draw:text-box>
            <text:p text:style-name="P21"><text:span text:style-name="T22">ldapprefix</text:span></text:p>
          </draw:text-box>
        </draw:frame>
        <draw:frame draw:style-name="gr22" draw:text-style-name="P30" draw:layer="layout" svg:width="3.302cm" svg:height="0.878cm" svg:x="8.952cm" svg:y="9.314cm">
          <draw:text-box>
            <text:p text:style-name="P21"><text:span text:style-name="T23">ldapsuffix</text:span></text:p>
          </draw:text-box>
        </draw:frame>
        <draw:frame draw:style-name="gr18" draw:text-style-name="P31" draw:layer="layout" svg:width="2.224cm" svg:height="1.016cm" svg:x="17.38cm" svg:y="6.514cm">
          <draw:text-box>
            <text:p text:style-name="P21"><text:span text:style-name="T21">LD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4">Система LDAP (Lightweight Directory Access Protocol) применяется для построения централизованных служб, предоставляющих информацию об учетных записях пользователей, сетевых ресурсах и прочего. LDAP называют службой каталогов, поскольку вся информация в ней собрана в иерархию, называемую DIT (Directory Information Tree). Каждая сущность (entry) в DIT описывает некоторый объект: учетную запись пользователя, группу пользователей, организацию, доменное имя, сетевую службу и так далее. Атрибуты у объектов DIT могут быть совершенно различными. Для упорядочения объектов и их атрибутов применяются так называемые </text:span><text:span text:style-name="T25">«</text:span><text:span text:style-name="T24">схемы</text:span><text:span text:style-name="T25">»</text:span><text:span text:style-name="T26">. </text:span></text:p>
              <text:p text:style-name="P32"><text:span text:style-name="T26">Идентификатор объекта в DIT </text:span><text:span text:style-name="T27">—</text:span><text:span text:style-name="T26"> "характерное имя" (distinguished name - DN), например: cn=alice,dc=dbs,dc=local. Здесь cn - имя (Common Name), dc - домен (Domain Component).</text:span></text:p>
              <text:p text:style-name="P32"><text:span text:style-name="T24">PostgreSQL поддерживает два метода аутентификации LDAP: </text:span></text:p>
              <text:list text:style-name="L1">
                <text:list-item>
                  <text:p text:style-name="P32"><text:span text:style-name="T24"><text:s/></text:span><text:span text:style-name="T25">«</text:span><text:span text:style-name="T24">простое связывание</text:span><text:span text:style-name="T25">»;</text:span></text:p>
                </text:list-item>
                <text:list-item>
                  <text:p text:style-name="P32"><text:span text:style-name="T24"><text:s/></text:span><text:span text:style-name="T25">«</text:span><text:span text:style-name="T24">поиск+связывание</text:span><text:span text:style-name="T25">»</text:span><text:span text:style-name="T24">. </text:span></text:p>
                </text:list-item>
              </text:list>
              <text:p text:style-name="P32"><text:span text:style-name="T24">При простом связывании СУБД связывается с LDAP по характерному имени DN, производному от имени роли, входящей в сеанс. Для преобразования роли в DN есть параметры: ldapprefix и ldapsuffix. </text:span></text:p>
              <text:p text:style-name="P32"><text:span text:style-name="T24">Например, роль alice с установленным ldapprefix='cn=' и ldapsuffix='dc=dba,dc=local' преобразуется в DN </text:span><text:span text:style-name="T26">cn=alice,dc=dbs,dc=local. Это имя DN и переданный клиентом пароль используются для подключения к LDAP. Если подключение PostgreSQL к LDAP проходит успешно, аутентификация считается пройденной и сеанс стартует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3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_5f_" presentation:presentation-page-layout-name="AL2T19">
        <office:forms form:automatic-focus="false" form:apply-design-mode="false"/>
        <draw:frame presentation:style-name="pr14" draw:text-style-name="P35" draw:layer="layout" svg:width="19.8cm" svg:height="1.737cm" svg:x="1.4cm" svg:y="0.837cm" presentation:class="title">
          <draw:text-box>
            <text:p text:style-name="P21"><text:span text:style-name="T9">Поиск+связывание</text:span></text:p>
          </draw:text-box>
        </draw:frame>
        <draw:custom-shape draw:style-name="gr3" draw:text-style-name="P18" xml:id="id9" draw:id="id9" draw:layer="layout" svg:width="1.337cm" svg:height="1.305cm" svg:x="16.42cm" svg:y="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" xml:id="id10" draw:id="id10" draw:layer="layout" svg:width="1.32cm" svg:height="1.306cm" svg:x="14.336cm" svg:y="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11" draw:id="id11" draw:layer="layout" svg:width="1.323cm" svg:height="1.309cm" svg:x="18.527cm" svg:y="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2" draw:id="id12" draw:layer="layout" svg:width="1.32cm" svg:height="1.305cm" svg:x="13.286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3" draw:id="id13" draw:layer="layout" svg:width="1.333cm" svg:height="1.305cm" svg:x="15.388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6" xml:id="id14" draw:id="id14" draw:layer="layout" svg:width="1.329cm" svg:height="1.305cm" svg:x="17.471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6" xml:id="id15" draw:id="id15" draw:layer="layout" svg:width="1.32cm" svg:height="1.305cm" svg:x="19.586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8" draw:layer="layout" draw:type="line" svg:x1="16.615cm" svg:y1="4.278cm" svg:x2="15.463cm" svg:y2="5.95cm" draw:start-shape="id9" draw:start-glue-point="7" draw:end-shape="id10" draw:end-glue-point="11" svg:d="M16615 4278l-1152 1672" svg:viewBox="0 0 1153 1673">
          <text:p/>
        </draw:connector>
        <draw:connector draw:style-name="gr9" draw:text-style-name="P18" draw:layer="layout" draw:type="line" svg:x1="17.562cm" svg:y1="4.278cm" svg:x2="18.72cm" svg:y2="5.952cm" draw:start-shape="id9" draw:start-glue-point="9" draw:end-shape="id11" draw:end-glue-point="5" svg:d="M17562 4278l1158 1674" svg:viewBox="0 0 1159 1675">
          <text:p/>
        </draw:connector>
        <draw:connector draw:style-name="gr9" draw:text-style-name="P18" draw:layer="layout" draw:type="line" svg:x1="14.996cm" svg:y1="7.065cm" svg:x2="13.946cm" svg:y2="8.35cm" draw:start-shape="id10" draw:start-glue-point="8" draw:end-shape="id12" draw:end-glue-point="4" svg:d="M14996 7065l-1050 1285" svg:viewBox="0 0 1051 1286">
          <text:p/>
        </draw:connector>
        <draw:connector draw:style-name="gr9" draw:text-style-name="P18" draw:layer="layout" draw:type="line" svg:x1="14.996cm" svg:y1="7.065cm" svg:x2="16.055cm" svg:y2="8.35cm" draw:start-shape="id10" draw:start-glue-point="8" draw:end-shape="id13" draw:end-glue-point="4" svg:d="M14996 7065l1059 1285" svg:viewBox="0 0 1060 1286">
          <text:p/>
        </draw:connector>
        <draw:connector draw:style-name="gr9" draw:text-style-name="P18" draw:layer="layout" draw:type="line" svg:x1="19.189cm" svg:y1="7.07cm" svg:x2="18.136cm" svg:y2="8.35cm" draw:start-shape="id11" draw:start-glue-point="8" draw:end-shape="id14" draw:end-glue-point="4" svg:d="M19189 7070l-1053 1280" svg:viewBox="0 0 1054 1281">
          <text:p/>
        </draw:connector>
        <draw:connector draw:style-name="gr9" draw:text-style-name="P18" draw:layer="layout" draw:type="line" svg:x1="19.189cm" svg:y1="7.07cm" svg:x2="20.246cm" svg:y2="8.355cm" draw:start-shape="id11" draw:start-glue-point="8" draw:end-shape="id15" draw:end-glue-point="4" svg:d="M19189 7070l1057 1285" svg:viewBox="0 0 1058 1286">
          <text:p/>
        </draw:connector>
        <draw:custom-shape draw:style-name="gr10" draw:text-style-name="P20" xml:id="id16" draw:id="id16" draw:layer="layout" svg:width="4.5cm" svg:height="3cm" svg:x="2.5cm" svg:y="13.855cm">
          <text:p text:style-name="P19"><text:span text:style-name="T19">клиент</text:span><text:span text:style-name="T19">ское</text:span></text:p>
          <text:p text:style-name="P19"><text:span text:style-name="T19">прило</text:span><text:span text:style-name="T19">жение</text:span></text:p>
          <draw:enhanced-geometry svg:viewBox="0 0 21600 21600" draw:type="rectangle" draw:enhanced-path="M 0 0 L 21600 0 21600 21600 0 21600 0 0 Z N"/>
        </draw:custom-shape>
        <draw:connector draw:style-name="gr11" draw:text-style-name="P19" draw:layer="layout" draw:type="line" svg:x1="7cm" svg:y1="15.355cm" svg:x2="13.368cm" svg:y2="15.413cm" draw:start-shape="id16" draw:start-glue-point="1" svg:d="M7000 15355l6368 58" svg:viewBox="0 0 6369 59">
          <text:p text:style-name="P21"><text:span text:style-name="T19">alice</text:span></text:p>
          <text:p text:style-name="P21"><text:span text:style-name="T6"/></text:p>
        </draw:connector>
        <draw:custom-shape draw:style-name="gr12" draw:text-style-name="P20" xml:id="id17" draw:id="id17" draw:layer="layout" svg:width="8cm" svg:height="6.91cm" svg:x="13.368cm" svg:y="12.2cm">
          <text:p text:style-name="P19"><text:span text:style-name="T20"><text:s/></text:span></text:p>
          <text:p text:style-name="P19"><text:span text:style-name="T19">Postgre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032cm" svg:height="1.882cm" svg:x="13.848cm" svg:y="16.8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6.349cm" svg:y="16.8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8.849cm" svg:y="16.8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4" draw:text-style-name="P23" draw:layer="layout" svg:width="1.546cm" svg:height="1.543cm" svg:x="16.224cm" svg:y="14.5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15" draw:text-style-name="P23" draw:layer="layout" svg:width="1.028cm" svg:height="1.028cm" svg:x="17.398cm" svg:y="13.8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g>
          <draw:ellipse draw:style-name="gr16" draw:text-style-name="P24" draw:layer="layout" svg:width="2.01cm" svg:height="3.048cm" draw:transform="rotate (-3.14159265358979) translate (18.621cm 12.209cm)" draw:kind="arc" draw:start-angle="272.85" draw:end-angle="88.76">
            <text:p/>
          </draw:ellipse>
          <draw:line draw:style-name="gr17" draw:text-style-name="P24" draw:layer="layout" svg:x1="17.593cm" svg:y1="9.144cm" svg:x2="17.375cm" svg:y2="9.182cm">
            <text:p/>
          </draw:line>
        </draw:g>
        <draw:g>
          <draw:ellipse draw:style-name="gr16" draw:text-style-name="P24" draw:layer="layout" svg:width="2.01cm" svg:height="3.3cm" svg:x="17.503cm" svg:y="9.128cm" draw:kind="arc" draw:start-angle="272.85" draw:end-angle="88.76">
            <text:p/>
          </draw:ellipse>
          <draw:line draw:style-name="gr17" draw:text-style-name="P24" draw:layer="layout" svg:x1="18.532cm" svg:y1="12.447cm" svg:x2="18.75cm" svg:y2="12.405cm">
            <text:p/>
          </draw:line>
        </draw:g>
        <draw:frame draw:style-name="gr27" draw:text-style-name="P37" draw:layer="layout" svg:width="4.572cm" svg:height="1.505cm" draw:transform="rotate (1.5707963267949) translate (23.632cm 12.948cm)">
          <draw:text-box>
            <text:p><text:span text:style-name="T29">ldapbinddn ldapbindpasswd</text:span></text:p>
          </draw:text-box>
        </draw:frame>
        <draw:frame draw:style-name="gr28" draw:text-style-name="P30" xml:id="id18" draw:id="id18" draw:layer="layout" svg:width="5.552cm" svg:height="0.913cm" svg:x="11.25cm" svg:y="10.306cm">
          <draw:text-box>
            <text:p text:style-name="P21"><text:span text:style-name="T23">ldapsearchattribute</text:span></text:p>
          </draw:text-box>
        </draw:frame>
        <draw:frame draw:style-name="gr18" draw:text-style-name="P31" draw:layer="layout" svg:width="2.224cm" svg:height="1.016cm" svg:x="15.98cm" svg:y="6.514cm">
          <draw:text-box>
            <text:p text:style-name="P21"><text:span text:style-name="T21">LDAP</text:span></text:p>
          </draw:text-box>
        </draw:frame>
        <draw:connector draw:style-name="gr29" draw:text-style-name="P38" draw:layer="layout" draw:line-skew="2.515cm" svg:x1="21.368cm" svg:y1="15.655cm" svg:x2="19.85cm" svg:y2="6.416cm" draw:start-shape="id17" draw:start-glue-point="1" draw:end-shape="id11" draw:end-glue-point="10" svg:d="M21368 15655h3016v-9239h-4534" svg:viewBox="0 0 4535 9240">
          <text:p/>
        </draw:connector>
        <draw:custom-shape draw:style-name="gr30" draw:text-style-name="P40" draw:layer="layout" svg:width="5.842cm" svg:height="1.27cm" svg:x="19.812cm" svg:y="4.318cm">
          <text:p text:style-name="P39"><text:span text:style-name="T30">ldapbased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3.32021221975 31269.86624704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1" draw:text-style-name="P28" draw:layer="layout" draw:type="curve" draw:line-skew="-0.9cm" svg:x1="10.188cm" svg:y1="14.862cm" svg:x2="11.25cm" svg:y2="10.762cm" draw:end-shape="id18" draw:end-glue-point="3" svg:d="M10188 14862c-928 0-1459-4100 1062-4100" svg:viewBox="0 0 1833 4101">
          <text:p/>
        </draw:connector>
        <draw:frame draw:style-name="gr28" draw:text-style-name="P41" draw:layer="layout" svg:width="2.49cm" svg:height="0.913cm" svg:x="19.312cm" svg:y="10.307cm">
          <draw:text-box>
            <text:p text:style-name="P21"><text:span text:style-name="T31">парол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6">Аутентификация в больших организациях строится на сильно структурированных деревьях DIT, в которых возможностей аутентификации LDAP по методу простого связывания может не хватить. Тогда используют метод </text:span><text:span text:style-name="T27">«</text:span><text:span text:style-name="T26">поиск+связывание</text:span><text:span text:style-name="T27">»</text:span><text:span text:style-name="T26"> (search+bind). При этом процесс аутентификации выполняется в две стадии:</text:span></text:p>
              <text:list text:style-name="L4">
                <text:list-item>
                  <text:p text:style-name="P32"><text:span text:style-name="T26"><text:s/></text:span><text:span text:style-name="T26">PostgreSQL подключается к LDAP с фиксированными характерным именем (DN), заданным параметром ldapbinddn, и паролем, указанным параметром ldapbindpasswd. Если эти атрибуты не заданы, будет произведена попытка анонимного подключения.</text:span></text:p>
                </text:list-item>
                <text:list-item>
                  <text:p text:style-name="P32"><text:span text:style-name="T26"><text:s/></text:span><text:span text:style-name="T26">В каталоге (поддереве), указанном параметром ldapbasedn, производится поиск объекта с заданным атрибутом ldapsearchattribute по критерию совпадения атрибута с именем роли.</text:span></text:p>
                </text:list-item>
              </text:list>
              <text:p text:style-name="P32"><text:span text:style-name="T24">Пусть, например, учетные записи пользователей сведены в каталог ou=People,dc=dbs,dc=local, который задан атрибутом ldapbasedn.</text:span></text:p>
              <text:p text:style-name="P32"><text:span text:style-name="T24">В этом каталоге есть объект (entry) uid=dave,</text:span><text:span text:style-name="T26">ou=People,dc=dbs,dc=local, у которого имеется атрибут - шифрованный пароль, а поиск роли dave происходит по атрибуту uid, заданным параметром ldapsearchattribute.</text:span></text:p>
              <text:p text:style-name="P32"><text:span text:style-name="T26">Параметры метода аутентификации LDAP в pg_hba.conf можно указывать как непосредственно по их названиям, так и с помощью адреса LDAP в формате RFC4516 параметром ldapurl. Например:</text:span></text:p>
              <text:p text:style-name="P32"><text:span text:style-name="T26">ldapurl="ldaps://dbs.local/ou=people,dc=dbs,dc=local?uid?sub"</text:span></text:p>
              <text:p text:style-name="P32"><text:span text:style-name="T26">Здесь ldapbasedn="ou=people,dc=dbs,dc=local", а параметр ldapsearchattribute="uid". Ключевое слово sub задает область поиска: в данном случае </text:span><text:span text:style-name="T27">—</text:span><text:span text:style-name="T32"> поддерево (subtree)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3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9">Внешняя аутентификация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peer </text:span><text:span text:style-name="T33">[</text:span><text:span text:style-name="T34">map=...</text:span><text:span text:style-name="T33">]</text:span></text:p>
                <text:list>
                  <text:list-header>
                    <text:p text:style-name="P12"><text:span text:style-name="T35">запрос имени пользователя у ядра ОС (для локальных подключений)</text:span></text:p>
                  </text:list-header>
                </text:list>
              </text:list-item>
              <text:list-item>
                <text:p text:style-name="P9"><text:span text:style-name="T10">cert </text:span><text:span text:style-name="T33">[</text:span><text:span text:style-name="T34">map=...</text:span><text:span text:style-name="T33">]</text:span></text:p>
                <text:list>
                  <text:list-item>
                    <text:p text:style-name="P12"><text:span text:style-name="T35">аутентификация с использованием клиентского SSL-сертификата</text:span></text:p>
                  </text:list-item>
                </text:list>
              </text:list-item>
              <text:list-item>
                <text:p text:style-name="P9"><text:span text:style-name="T10">gss </text:span><text:span text:style-name="T33">[</text:span><text:span text:style-name="T34">map=... и другие параметры</text:span><text:span text:style-name="T33">]</text:span></text:p>
                <text:list>
                  <text:list-header>
                    <text:p text:style-name="P12"><text:span text:style-name="T35">аутентификация Kerberos по протоколу GSSAPI</text:span></text:p>
                  </text:list-header>
                </text:list>
              </text:list-item>
              <text:list-item>
                <text:p text:style-name="P9"><text:span text:style-name="T10">sspi </text:span><text:span text:style-name="T33">[</text:span><text:span text:style-name="T34">map=... и другие параметры</text:span><text:span text:style-name="T33">]</text:span></text:p>
                <text:list>
                  <text:list-header>
                    <text:p text:style-name="P12"><text:span text:style-name="T35">аутентификация Kerberos/NTLM для Window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15" draw:layer="layout" svg:width="16.799cm" svg:height="14.366cm" svg:x="2.1cm" svg:y="14.107cm" presentation:class="notes" presentation:user-transformed="true">
            <draw:text-box>
              <text:p text:style-name="P14"><text:span text:style-name="T6">В этой группе методов и идентификация, и аутентификация происходит вне СУБД. При успешной аутентификации PostgreSQL получает:</text:span></text:p>
              <text:p text:style-name="P14"><text:span text:style-name="T6">1. имя, указанное при подключении (внутреннее имя СУБД);</text:span></text:p>
              <text:p text:style-name="P14"><text:span text:style-name="T6">2. имя, идентифицированное внешней системой (внешнее имя).</text:span></text:p>
              <text:p text:style-name="P14"><text:span text:style-name="T6">Поэтому все перечисленные методы позволяют указать как минимум один дополнительный параметр map. Он определяет правила сопоставления внутренних и внешних имен (подробнее об этом на следующем слайде).</text:span></text:p>
              <text:p text:style-name="P14"><text:span text:style-name="T6">Метод peer запрашивает имя пользователя у ядра ОС. Поскольку ОС уже аутентифицировала этого пользователя (скорее всего, запросив пароль), мы просто верим ей.</text:span></text:p>
              <text:p text:style-name="P14"><text:span text:style-name="T6">Метод cert использует аутентификацию на основе клиентского сертификата и предназначен только для SSL-соединений.</text:span></text:p>
              <text:p text:style-name="P14"><text:span text:style-name="T6">Метод gss использует аутентификацию Kerberos по протоколу GSSAPI (RFC1964 </text:span><text:span text:style-name="T36"><text:a xlink:href="https://tools.ietf.org/html/rfc1964" xlink:type="simple">https://tools.ietf.org/html/rfc1964</text:a></text:span><text:span text:style-name="T6">). Далее предоставлены более подробные сведения о методе gss.</text:span></text:p>
              <text:p text:style-name="P14"><text:span text:style-name="T6">Метод sspi использует аутентификацию Kerberos или NTLM для систем на Windows. Поддерживается автоматическая аутентификация.</text:span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Соответствие имен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pg_ident.conf</text:span></text:p>
                <text:list>
                  <text:list-item>
                    <text:p text:style-name="P42"><text:span text:style-name="T14">еще один конфигурационный файл</text:span></text:p>
                  </text:list-item>
                  <text:list-item>
                    <text:p text:style-name="P42"><text:span text:style-name="T14">строка — набор полей, разделитель — пробел или табуляция</text:span></text:p>
                  </text:list-item>
                  <text:list-item>
                    <text:p text:style-name="P12"><text:span text:style-name="T14">пустые строки и текст после # игнорируются</text:span></text:p>
                  </text:list-item>
                </text:list>
              </text:list-item>
              <text:list-item>
                <text:p text:style-name="P9"><text:span text:style-name="T11">Поля</text:span></text:p>
                <text:list>
                  <text:list-item>
                    <text:p text:style-name="P43"><text:span text:style-name="T14">название соответствия</text:span><text:span text:style-name="T14"><text:line-break/></text:span><text:span text:style-name="T14">(указывается в параметре map в pg_hba.conf)</text:span></text:p>
                  </text:list-item>
                  <text:list-item>
                    <text:p text:style-name="P43"><text:span text:style-name="T14">внешнее имя</text:span><text:span text:style-name="T14"><text:line-break/></text:span><text:span text:style-name="T14">(считается регулярным выражением, если начинается с косой черты)</text:span></text:p>
                  </text:list-item>
                  <text:list-item>
                    <text:p text:style-name="P44"><text:span text:style-name="T14">внутреннее имя пользователя Б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6">Правила сопоставления имен определяются в отдельном файле pg_ident.conf; его расположение определяется параметром </text:span><text:span text:style-name="T37">ident_file</text:span><text:span text:style-name="T6">. Файл имеет такую же структуру, как и pg_hba.conf. Записи состоят из трех полей: название соответствия, внешнее имя, внутреннее имя.</text:span></text:p>
              <text:p text:style-name="P14"><text:span text:style-name="T6">Название соответствия необходимо, чтобы разграничивать разные правила сопоставления внутри одного файла pg_ident.conf (которые могут потребоваться для разных записей в pg_hba.conf).</text:span></text:p>
              <text:p text:style-name="P14"><text:span text:style-name="T6">Внешнее имя должно совпадать с именем, возвращаемым внешней системой аутентификации или указанным в сертификате. Если это поле начинается с косой черты, то его значение считается регулярным выражением. Это позволяет обработать ситуации, когда внешнее и внутреннее имена отличаются только префиксами или суффиксами.</text:span></text:p>
              <text:p text:style-name="P14"><text:span text:style-name="T6">Внутреннее имя должно совпадать с именем роли базы данных.</text:span></text:p>
              <text:p text:style-name="P14"><text:span text:style-name="T6">Запись, сопоставляющая внутреннее и внешнее имена, означает, что внешнему пользователю разрешено подключаться к СУБД от имени соответствующего внутреннего пользователя после успешной аутентификации.</text:span></text:p>
              <text:p text:style-name="P14"><text:span text:style-name="T6">К pg_ident.conf можно подключать дополнительные файлы конфигурации директивами include, include_if_exists или include_dir.</text:span></text:p>
              <text:p text:style-name="P14"><text:span text:style-name="T36"><text:a xlink:href="https://postgrespro.ru/docs/postgresql/16/auth-username-maps" xlink:type="simple">https://postgrespro.ru/docs/postgresql/16/auth-username-maps</text:a></text:span></text:p>
            </draw:text-box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9">Вопрос</text:span></text:p>
          </draw:text-box>
        </draw:frame>
        <draw:frame presentation:style-name="pr4" draw:text-style-name="P4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45"><text:span text:style-name="T38">Что обозначает приведенная ниже настройка?</text:span></text:p>
              </text:list-item>
              <text:list-item>
                <text:p text:style-name="P9"><text:span text:style-name="T39">pg_hba.conf</text:span></text:p>
              </text:list-item>
              <text:list-item>
                <text:p text:style-name="P46"><text:span text:style-name="T40"># TYPE <text:s text:c="3"/>DATABASE <text:s text:c="6"/>USER <text:s text:c="6"/>ADDRESS <text:s text:c="6"/>METHOD</text:span></text:p>
              </text:list-item>
              <text:list-item>
                <text:p text:style-name="P46"><text:span text:style-name="T41">hostssl <text:s text:c="2"/>sameuser <text:s text:c="6"/>all <text:s text:c="7"/>all <text:s text:c="10"/>cert <text:s text:c="6"/>map=m1</text:span></text:p>
              </text:list-item>
              <text:list-item>
                <text:p text:style-name="P46"><text:span text:style-name="T41">local <text:s text:c="4"/>all <text:s text:c="11"/>all <text:s text:c="21"/>peer <text:s text:c="6"/>map=m2</text:span></text:p>
              </text:list-item>
              <text:list-item>
                <text:p text:style-name="P45"><text:span text:style-name="T41">host <text:s text:c="5"/>all <text:s text:c="11"/>all <text:s text:c="7"/>samehost <text:s text:c="5"/>md5</text:span></text:p>
              </text:list-item>
              <text:list-item>
                <text:p text:style-name="P9"><text:span text:style-name="T39">pg_ident.conf</text:span></text:p>
              </text:list-item>
              <text:list-item>
                <text:p text:style-name="P46"><text:span text:style-name="T40"># MAPNAME <text:s text:c="6"/>SYSTEM-USERNAME <text:s text:c="8"/>PG-USERNAME</text:span></text:p>
              </text:list-item>
              <text:list-item>
                <text:p text:style-name="P46"><text:span text:style-name="T42">m1 <text:s text:c="13"/>/^(.*)@domain\.com$ <text:s text:c="4"/>\1</text:span></text:p>
              </text:list-item>
              <text:list-item>
                <text:p text:style-name="P46"><text:span text:style-name="T42">m2 <text:s text:c="13"/>student <text:s text:c="16"/>alice</text:span></text:p>
              </text:list-item>
              <text:list-item>
                <text:p text:style-name="P46"><text:span text:style-name="T42">m2 <text:s text:c="13"/>student <text:s text:c="16"/>b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6" draw:text-style-name="P49" draw:layer="layout" svg:width="16.799cm" svg:height="13.364cm" draw:transform="rotate (-3.14159265358979) translate (18.898cm 27.471cm)" presentation:class="notes" presentation:user-transformed="true">
            <draw:text-box>
              <text:p text:style-name="P48"><text:span text:style-name="T43">SSL-соединения аутентифицируются по клиентскому сертификату. Предполагается, что имя (common name) в сертификате имеет вид «</text:span><text:span text:style-name="T44">пользователь</text:span><text:span text:style-name="T43">@domain.com», и </text:span><text:span text:style-name="T44">пользователь</text:span><text:span text:style-name="T43"> считается именем роли.</text:span></text:p>
              <text:p text:style-name="P48"><text:span text:style-name="T43">Для локальных соединений PostgreSQL запрашивает имя пользователя у операционной системы. Соответствие m2 определяет, что пользователь ОС student может подключаться под ролями alice и bob.</text:span></text:p>
              <text:p text:style-name="P48"><text:span text:style-name="T43">Сетевое соединение с локальным сервером аутентифицируются по паролю (зашифрованному MD5).</text:span></text:p>
              <text:p text:style-name="P48"><text:span text:style-name="T43"/></text:p>
            </draw:text-box>
          </draw:frame>
        </presentation:notes>
      </draw:page>
      <draw:page draw:name="page12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20.39cm" svg:height="1.737cm" svg:x="1.2cm" svg:y="0.737cm" presentation:class="title" presentation:user-transformed="true">
          <draw:text-box>
            <text:p><text:span text:style-name="T9">Аутентификация GSSAPI</text:span></text:p>
          </draw:text-box>
        </draw:frame>
        <draw:frame presentation:style-name="pr17" draw:text-style-name="P16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9"><text:span text:style-name="T10">Термины Kerberos</text:span></text:p>
              </text:list-item>
              <text:list-item>
                <text:p text:style-name="P9"><text:span text:style-name="T10">Запрос временного ключа</text:span></text:p>
              </text:list-item>
              <text:list-item>
                <text:p text:style-name="P9"><text:span text:style-name="T10">Запрос сессионного ключа</text:span></text:p>
              </text:list-item>
              <text:list-item>
                <text:p text:style-name="P9"><text:span text:style-name="T10">Передача ключа сервису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8" draw:text-style-name="P8" draw:layer="layout" svg:width="19.8cm" svg:height="1.737cm" svg:x="1.4cm" svg:y="0.837cm" presentation:class="title" presentation:user-transformed="true">
          <draw:text-box>
            <text:p><text:span text:style-name="T9">Термины Kerberos</text:span></text:p>
          </draw:text-box>
        </draw:frame>
        <draw:frame presentation:style-name="pr1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9">Realm — область, в которую входят пользователи и сервисы, которые могут доверять друг-другу</text:span></text:p>
              </text:list-item>
              <text:list-item>
                <text:p><text:span text:style-name="T9">Имена областей пишут заглавными буквами</text:span></text:p>
              </text:list-item>
              <text:list-item>
                <text:p text:style-name="P12"><text:span text:style-name="T45">Prinсipal</text:span><text:span text:style-name="T9"> — пользователь или сервис в области Kerberos:</text:span></text:p>
                <text:list>
                  <text:list-item>
                    <text:p><text:span text:style-name="T9">student@DBS.LOCAL — пользователь</text:span></text:p>
                  </text:list-item>
                  <text:list-item>
                    <text:p text:style-name="P9"><text:span text:style-name="T46">postgres/dbs.local@DBS.LOCAL</text:span><text:span text:style-name="T9"> — сервис PostgreSQL</text:span></text:p>
                  </text:list-item>
                </text:list>
              </text:list-item>
              <text:list-item>
                <text:p text:style-name="P12"><text:span text:style-name="T9"/></text:p>
              </text:list-item>
            </text:list>
          </draw:text-box>
        </draw:frame>
        <draw:custom-shape draw:style-name="gr32" draw:text-style-name="P28" draw:layer="layout" svg:width="0.508cm" svg:height="2.794cm" draw:transform="rotate (1.5707963267949) translate (2.64cm 13.528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52" draw:layer="layout" svg:width="3.302cm" svg:height="1.458cm" svg:x="2.44cm" svg:y="13.58cm">
          <text:p text:style-name="P50"><text:span text:style-name="T31">сервис</text:span></text:p>
          <text:p text:style-name="P51"><text:span text:style-name="T23">krbsrvname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0.508cm" svg:height="2.995cm" draw:transform="rotate (1.5707963267949) translate (5.641cm 13.529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52" draw:layer="layout" svg:width="1.984cm" svg:height="0.762cm" svg:x="6.158cm" svg:y="13.58cm">
          <text:p text:style-name="P50"><text:span text:style-name="T31">хост</text:span></text:p>
          <draw:enhanced-geometry svg:viewBox="0 0 21600 21600" draw:type="rectangle" draw:enhanced-path="M 0 0 L 21600 0 21600 21600 0 21600 0 0 Z N"/>
        </draw:custom-shape>
        <draw:custom-shape draw:style-name="gr36" draw:text-style-name="P54" draw:layer="layout" svg:width="3.302cm" svg:height="0.635cm" svg:x="6.858cm" svg:y="15.829cm">
          <text:p text:style-name="P53"><text:span text:style-name="T31">принципал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0.508cm" svg:height="4.583cm" draw:transform="rotate (1.5707963267949) translate (9.641cm 13.53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52" draw:layer="layout" svg:width="2.794cm" svg:height="0.762cm" svg:x="10.414cm" svg:y="13.58cm">
          <text:p text:style-name="P50"><text:span text:style-name="T31">область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0.789cm" svg:height="11.583cm" draw:transform="rotate (1.5707963267949) translate (2.641cm 15.818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4">В Kerberos используют понятие Principal (ответственный) для указания как пользователей, так и сервисов. В пределах области (Realm) Kerberos гарантирует, что только прошедшие аутентификацию пользователи получат доступ к сервисам, которые не подменены и пользователь может им доверять. </text:span><text:span text:style-name="T47">PostgreSQL в данном случае </text:span><text:span text:style-name="T25">—</text:span><text:span text:style-name="T24"> сервис. Имена областей пишут заглавными буквами, например, DBS.LOCAL, для отличия от имен доменов DNS. В Kerberos принципалы сервисов следуют формату: &lt;сервис&gt;/&lt;хост&gt;@&lt;область&gt;.</text:span></text:p>
              <text:p text:style-name="P32"><text:span text:style-name="T48">В строке подключения libpq параметр </text:span><text:span text:style-name="T49">krbsrvname</text:span><text:span text:style-name="T24"> задает имя сервиса, по умолчанию</text:span><text:span text:style-name="T47"> </text:span><text:span text:style-name="T25">—</text:span><text:span text:style-name="T26"> postgres.</text:span></text:p>
              <text:p text:style-name="P32"><text:span text:style-name="T26">Работа Kerberos основана на симметричных ключах шифрования. И пользователи и сервисы регистрируются в Kerberos. Пользователи вводят пароль для подтверждения своей аутентичности и доступа к своему секрету. Секрет сервиса генерируется и запоминается в таблице ключей (Keytab), к которой должен иметь доступ сервис.</text:span></text:p>
              <text:p text:style-name="P32"><text:span text:style-name="T24">Сервис (PostgreSQL) доверяет аутентификацию клиента Kerberos. Надо лишь</text:span><text:span text:style-name="T25"> настроить файл pg_hba.conf на аутентификацию GSSAPI и задать параметром </text:span><text:span text:style-name="T50">krb_server_keyfile</text:span><text:span text:style-name="T25"> имя файла Keytab, который должен быть доступен экземпляру PostgreSQL для чтения.</text:span></text:p>
              <text:p text:style-name="P32"><text:span text:style-name="T25">Клиент PostgreSQL, устанавливающий сессию GSSAPI, должен предварительно пройти аутентификацию в Kerberos. В Linux/Unix системах необходимо аутентифицироваться в Kerberos и получить специальный «пропуск» командой kinit.</text:span></text:p>
            </draw:text-box>
          </draw:frame>
        </presentation:notes>
      </draw:page>
      <draw:page draw:name="page14" draw:style-name="dp1" draw:master-page-name="master_5f_" presentation:presentation-page-layout-name="AL2T19">
        <office:forms form:automatic-focus="false" form:apply-design-mode="false"/>
        <draw:custom-shape draw:style-name="gr40" draw:text-style-name="P56" draw:layer="layout" svg:width="1.778cm" svg:height="0.762cm" svg:x="11.828cm" svg:y="13.028cm">
          <text:p text:style-name="P55"><text:span text:style-name="T51">ὰέᾗ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8" draw:layer="layout" svg:width="2.032cm" svg:height="2.54cm" svg:x="11.684cm" svg:y="12.914cm">
          <text:p text:style-name="P57"><text:span text:style-name="T52">♠♣♥♦</text:span></text:p>
          <draw:enhanced-geometry svg:viewBox="0 0 21600 21600" draw:type="rectangle" draw:enhanced-path="M 0 0 L 21600 0 21600 21600 0 21600 0 0 Z N"/>
        </draw:custom-shape>
        <draw:custom-shape draw:style-name="gr42" draw:text-style-name="P59" draw:layer="layout" svg:width="1.524cm" svg:height="0.762cm" svg:x="11.938cm" svg:y="14.692cm">
          <text:p text:style-name="P19"><text:span text:style-name="T19">TGT</text:span></text:p>
          <draw:enhanced-geometry svg:viewBox="0 0 21600 21600" draw:type="rectangle" draw:enhanced-path="M 0 0 L 21600 0 21600 21600 0 21600 0 0 Z N"/>
        </draw:custom-shape>
        <draw:frame presentation:style-name="pr18" draw:text-style-name="P8" draw:layer="layout" svg:width="19.8cm" svg:height="1.737cm" svg:x="1.4cm" svg:y="0.837cm" presentation:class="title" presentation:user-transformed="true">
          <draw:text-box>
            <text:p><text:span text:style-name="T9">Запрос временного ключа</text:span></text:p>
          </draw:text-box>
        </draw:frame>
        <draw:custom-shape draw:style-name="gr43" draw:text-style-name="P60" draw:layer="layout" svg:width="8cm" svg:height="4.5cm" svg:x="15.856cm" svg:y="13.4cm">
          <text:p text:style-name="P19"><text:span text:style-name="T20"><text:s/></text:span></text:p>
          <text:p text:style-name="P19"><text:span text:style-name="T19">Postgre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032cm" svg:height="1.882cm" svg:x="16.336cm" svg:y="15.516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8.8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21.3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61" xml:id="id19" draw:id="id19" draw:layer="layout" svg:width="5.112cm" svg:height="4.5cm" svg:x="4.256cm" svg:y="13.4cm">
          <text:p text:style-name="P19"><text:span text:style-name="T20"><text:s/></text:span></text:p>
          <text:p text:style-name="P19"><text:span text:style-name="T19">Клиент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xml:id="id20" draw:id="id20" draw:layer="layout" svg:width="12.7cm" svg:height="3.294cm" svg:x="7.65cm" svg:y="6.058cm">
          <text:p text:style-name="P19"><text:span text:style-name="T19">Kerberos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23.368cm" svg:height="14.732cm" svg:x="2.286cm" svg:y="3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3" draw:layer="layout" svg:width="7.366cm" svg:height="1.016cm" svg:x="10.16cm" svg:y="4.826cm">
          <draw:text-box>
            <text:p text:style-name="P21"><text:span text:style-name="T9">Область DBS.LOCAL</text:span></text:p>
          </draw:text-box>
        </draw:frame>
        <draw:connector draw:style-name="gr47" draw:text-style-name="P38" draw:layer="layout" svg:x1="6.812cm" svg:y1="13.4cm" svg:x2="7.65cm" svg:y2="7.705cm" draw:start-shape="id19" draw:start-glue-point="0" draw:end-shape="id20" draw:end-glue-point="3" svg:d="M6812 13400v-5695h838" svg:viewBox="0 0 839 5696">
          <text:p/>
        </draw:connector>
        <draw:custom-shape draw:style-name="gr48" draw:text-style-name="P65" draw:layer="layout" svg:width="5.334cm" svg:height="1.778cm" draw:transform="rotate (1.5707963267949) translate (5.08cm 13.208cm)">
          <text:p text:style-name="P64"><text:span text:style-name="T53">Запрос аутентификации</text:span></text:p>
          <text:p text:style-name="P64"><text:span text:style-name="T53">kinit</text:span></text:p>
          <draw:enhanced-geometry svg:viewBox="0 0 21600 21600" draw:type="rectangle" draw:enhanced-path="M 0 0 L 21600 0 21600 21600 0 21600 0 0 Z N"/>
        </draw:custom-shape>
        <draw:connector draw:style-name="gr49" draw:text-style-name="P28" draw:layer="layout" svg:x1="14cm" svg:y1="9.352cm" svg:x2="9.368cm" svg:y2="15.65cm" draw:start-shape="id20" draw:start-glue-point="2" draw:end-shape="id19" draw:end-glue-point="1" svg:d="M14000 9352v6298h-4632" svg:viewBox="0 0 4633 6299">
          <text:p/>
        </draw:connector>
        <draw:custom-shape draw:style-name="gr50" draw:text-style-name="P67" draw:layer="layout" svg:width="3.81cm" svg:height="1.524cm" svg:x="3.556cm" svg:y="4.826cm">
          <text:p text:style-name="P66"><text:span text:style-name="T6">Секрет клиент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117.9742849646 46571.01639344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0" draw:text-style-name="P67" draw:layer="layout" svg:width="3.81cm" svg:height="1.524cm" svg:x="20.732cm" svg:y="4.608cm">
          <text:p text:style-name="P66"><text:span text:style-name="T6">Секрет сервис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18.36788244555 51075.14754098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67" draw:layer="layout" svg:width="4.572cm" svg:height="1.524cm" svg:x="17.272cm" svg:y="9.652cm">
          <text:p text:style-name="P66"><text:span text:style-name="T6">Временный ключ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832.0577301553 -18214.81967213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2" draw:text-style-name="P69" draw:layer="layout" svg:width="1.778cm" svg:height="0.762cm" svg:x="8.128cm" svg:y="8.128cm">
          <text:p text:style-name="P68"><text:span text:style-name="T52">♠♣♥♦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draw:layer="layout" svg:width="1.64cm" svg:height="0.762cm" svg:x="5.98cm" svg:y="14.478cm">
          <text:p text:style-name="P57"><text:span text:style-name="T52">♠♣♥♦</text:span></text:p>
          <draw:enhanced-geometry svg:viewBox="0 0 21600 21600" draw:type="rectangle" draw:enhanced-path="M 0 0 L 21600 0 21600 21600 0 21600 0 0 Z N"/>
        </draw:custom-shape>
        <draw:custom-shape draw:style-name="gr54" draw:text-style-name="P71" draw:layer="layout" svg:width="1.778cm" svg:height="0.762cm" svg:x="18.128cm" svg:y="8.128cm">
          <text:p text:style-name="P70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54" draw:text-style-name="P71" draw:layer="layout" svg:width="1.778cm" svg:height="0.762cm" svg:x="18.928cm" svg:y="14.528cm">
          <text:p text:style-name="P70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40" draw:text-style-name="P73" draw:layer="layout" svg:width="1.778cm" svg:height="0.762cm" svg:x="13.128cm" svg:y="8.128cm">
          <text:p text:style-name="P72"><text:span text:style-name="T55">ὰέᾗᾨ</text:span></text:p>
          <draw:enhanced-geometry svg:viewBox="0 0 21600 21600" draw:type="rectangle" draw:enhanced-path="M 0 0 L 21600 0 21600 21600 0 21600 0 0 Z N"/>
        </draw:custom-shape>
        <draw:custom-shape draw:style-name="gr55" draw:text-style-name="P67" draw:layer="layout" svg:width="6.604cm" svg:height="1.524cm" svg:x="7.112cm" svg:y="11.008cm">
          <text:p text:style-name="P66"><text:span text:style-name="T6">Зашифровано секретом клиент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895.9878879637 42874.22950819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6">Для улучшения восприятия процедура аутентификации, приведенная ниже, несколько упрощена.</text:span></text:p>
              <text:p text:style-name="P32"><text:span text:style-name="T26"/></text:p>
              <text:p text:style-name="P32"><text:span text:style-name="T26">Исходное состояние системы перед аутентификацией пользователя:</text:span></text:p>
              <text:list text:style-name="L1">
                <text:list-item>
                  <text:p text:style-name="P32"><text:span text:style-name="T26"><text:s/></text:span><text:span text:style-name="T26">Kerberos имеет секреты пользователя и сервиса, они заранее созданы администратором;</text:span></text:p>
                </text:list-item>
                <text:list-item>
                  <text:p text:style-name="P32"><text:span text:style-name="T26"><text:s/></text:span><text:span text:style-name="T26">Клиент готов предоставить секрет пользователя, но последний должен для этого ввести правильный пароль;</text:span></text:p>
                </text:list-item>
                <text:list-item>
                  <text:p text:style-name="P32"><text:span text:style-name="T26"><text:s/></text:span><text:span text:style-name="T26">Сервис имеет свой секрет, помещенный в таблицу ключей (Keytab).</text:span></text:p>
                </text:list-item>
              </text:list>
              <text:p text:style-name="P32"><text:span text:style-name="T26"/></text:p>
              <text:p text:style-name="P32"><text:span text:style-name="T26">Клиент с помощью программы kinit обращается к службе аутентификации Kerberos Authentication Server. Если пользователь вводит правильный пароль, Kerberos генерирует случайный временный ключ, шифрует его секретом пользователя и передает его клиенту с помощью Ticket Granting Ticket (TGT).</text:span></text:p>
              <text:p text:style-name="P32"><text:span text:style-name="T26">Так как пользователь ввел верный пароль, клиент может расшифровать TGT секретом пользователя, извлекая из него временный ключ.</text:span></text:p>
              <text:p text:style-name="P32"><text:span text:style-name="T26">Временный ключ не является сессионным ключом, он используется для шифрования на следующем шаге, когда действительно будет получен сессионный ключ для взаимодействия клиента с сервисом (PostgreSQL). Пока что взаимодействие клиента с PostgreSQL отсутствует.</text:span></text:p>
            </draw:text-box>
          </draw:frame>
        </presentation:notes>
      </draw:page>
      <draw:page draw:name="page15" draw:style-name="dp1" draw:master-page-name="master_5f_" presentation:presentation-page-layout-name="AL2T19">
        <office:forms form:automatic-focus="false" form:apply-design-mode="false"/>
        <draw:custom-shape draw:style-name="gr56" draw:text-style-name="P75" draw:layer="layout" svg:width="1.778cm" svg:height="0.762cm" svg:x="11.811cm" svg:y="13.028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ustom-shape draw:style-name="gr57" draw:text-style-name="P77" draw:layer="layout" svg:width="2.032cm" svg:height="2.54cm" svg:x="11.684cm" svg:y="12.852cm">
          <text:p text:style-name="P76"><text:span text:style-name="T55">ὰέᾗᾨ</text:span></text:p>
          <draw:enhanced-geometry svg:viewBox="0 0 21600 21600" draw:type="rectangle" draw:enhanced-path="M 0 0 L 21600 0 21600 21600 0 21600 0 0 Z N"/>
        </draw:custom-shape>
        <draw:custom-shape draw:style-name="gr56" draw:text-style-name="P75" draw:layer="layout" svg:width="1.778cm" svg:height="0.762cm" svg:x="11.811cm" svg:y="9.728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ustom-shape draw:style-name="gr58" draw:text-style-name="P79" draw:layer="layout" svg:width="2.032cm" svg:height="2.54cm" svg:x="11.684cm" svg:y="9.652cm">
          <text:p text:style-name="P78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42" draw:text-style-name="P59" draw:layer="layout" svg:width="1.524cm" svg:height="0.762cm" svg:x="11.938cm" svg:y="11.43cm">
          <text:p text:style-name="P19"><text:span text:style-name="T19">TGT</text:span></text:p>
          <draw:enhanced-geometry svg:viewBox="0 0 21600 21600" draw:type="rectangle" draw:enhanced-path="M 0 0 L 21600 0 21600 21600 0 21600 0 0 Z N"/>
        </draw:custom-shape>
        <draw:frame presentation:style-name="pr20" draw:text-style-name="P35" draw:layer="layout" svg:width="19.8cm" svg:height="1.737cm" svg:x="1.4cm" svg:y="0.837cm" presentation:class="title" presentation:user-transformed="true">
          <draw:text-box>
            <text:p text:style-name="P21"><text:span text:style-name="T9">Запрос сессионного ключа</text:span></text:p>
          </draw:text-box>
        </draw:frame>
        <draw:custom-shape draw:style-name="gr43" draw:text-style-name="P60" draw:layer="layout" svg:width="8cm" svg:height="4.5cm" svg:x="15.856cm" svg:y="13.4cm">
          <text:p text:style-name="P19"><text:span text:style-name="T20"><text:s/></text:span></text:p>
          <text:p text:style-name="P19"><text:span text:style-name="T19">Postgre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032cm" svg:height="1.882cm" svg:x="16.336cm" svg:y="15.516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8.8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21.3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61" xml:id="id21" draw:id="id21" draw:layer="layout" svg:width="5.112cm" svg:height="4.5cm" svg:x="4.256cm" svg:y="13.4cm">
          <text:p text:style-name="P19"><text:span text:style-name="T20"><text:s/></text:span></text:p>
          <text:p text:style-name="P19"><text:span text:style-name="T19">Клиент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xml:id="id22" draw:id="id22" draw:layer="layout" svg:width="12.7cm" svg:height="3.294cm" svg:x="7.65cm" svg:y="6.058cm">
          <text:p text:style-name="P19"><text:span text:style-name="T19">Kerberos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23.368cm" svg:height="14.732cm" svg:x="2.286cm" svg:y="3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3" draw:layer="layout" svg:width="7.366cm" svg:height="1.016cm" svg:x="10.16cm" svg:y="4.826cm">
          <draw:text-box>
            <text:p text:style-name="P21"><text:span text:style-name="T9">Область DBS.LOCAL</text:span></text:p>
          </draw:text-box>
        </draw:frame>
        <draw:connector draw:style-name="gr47" draw:text-style-name="P38" draw:layer="layout" svg:x1="6.812cm" svg:y1="13.4cm" svg:x2="7.65cm" svg:y2="7.705cm" draw:start-shape="id21" draw:start-glue-point="0" draw:end-shape="id22" draw:end-glue-point="3" svg:d="M6812 13400v-5695h838" svg:viewBox="0 0 839 5696">
          <text:p/>
        </draw:connector>
        <draw:custom-shape draw:style-name="gr59" draw:text-style-name="P65" draw:layer="layout" svg:width="5.334cm" svg:height="0.762cm" draw:transform="rotate (1.5707963267949) translate (6.096cm 13.208cm)">
          <text:p text:style-name="P64"><text:span text:style-name="T53">Запрос аутентификации</text:span></text:p>
          <draw:enhanced-geometry svg:viewBox="0 0 21600 21600" draw:type="rectangle" draw:enhanced-path="M 0 0 L 21600 0 21600 21600 0 21600 0 0 Z N"/>
        </draw:custom-shape>
        <draw:connector draw:style-name="gr49" draw:text-style-name="P28" draw:layer="layout" svg:x1="14cm" svg:y1="9.352cm" svg:x2="9.368cm" svg:y2="15.65cm" draw:start-shape="id22" draw:start-glue-point="2" draw:end-shape="id21" draw:end-glue-point="1" svg:d="M14000 9352v6298h-4632" svg:viewBox="0 0 4633 6299">
          <text:p/>
        </draw:connector>
        <draw:custom-shape draw:style-name="gr60" draw:text-style-name="P67" draw:layer="layout" svg:width="5.08cm" svg:height="1.524cm" svg:x="20.35cm" svg:y="5.08cm">
          <text:p text:style-name="P66"><text:span text:style-name="T6">Сессионный ключ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594.4499114348 44389.77049180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71" draw:layer="layout" svg:width="1.778cm" svg:height="0.762cm" svg:x="18.128cm" svg:y="8.128cm">
          <text:p text:style-name="P70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54" draw:text-style-name="P71" draw:layer="layout" svg:width="1.778cm" svg:height="0.762cm" svg:x="18.928cm" svg:y="14.528cm">
          <text:p text:style-name="P70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40" draw:text-style-name="P73" draw:layer="layout" svg:width="1.778cm" svg:height="0.762cm" svg:x="11.854cm" svg:y="8.128cm">
          <text:p text:style-name="P72"><text:span text:style-name="T55">ὰέᾗᾨ</text:span></text:p>
          <draw:enhanced-geometry svg:viewBox="0 0 21600 21600" draw:type="rectangle" draw:enhanced-path="M 0 0 L 21600 0 21600 21600 0 21600 0 0 Z N"/>
        </draw:custom-shape>
        <draw:custom-shape draw:style-name="gr61" draw:text-style-name="P67" draw:layer="layout" svg:width="4.718cm" svg:height="1.524cm" svg:x="2.932cm" svg:y="5.08cm">
          <text:p text:style-name="P66"><text:span text:style-name="T6">Временный ключ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135.6643356643 45466.22950819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2" draw:text-style-name="P80" draw:layer="layout" svg:width="1.778cm" svg:height="0.762cm" svg:x="5.923cm" svg:y="14.428cm">
          <text:p text:style-name="P72"><text:span text:style-name="T55">ὰέᾗᾨ</text:span></text:p>
          <draw:enhanced-geometry svg:viewBox="0 0 21600 21600" draw:type="rectangle" draw:enhanced-path="M 0 0 L 21600 0 21600 21600 0 21600 0 0 Z N"/>
        </draw:custom-shape>
        <draw:custom-shape draw:style-name="gr56" draw:text-style-name="P75" draw:layer="layout" svg:width="1.778cm" svg:height="0.762cm" svg:x="14.254cm" svg:y="8.128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ustom-shape draw:style-name="gr42" draw:text-style-name="P59" draw:layer="layout" svg:width="1.524cm" svg:height="0.762cm" svg:x="12.016cm" svg:y="14.604cm">
          <text:p text:style-name="P19"><text:span text:style-name="T19">TG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6">Следующий шаг заключается в получении сессионного ключа, который необходим для взаимодействия клиента и PostgreSQL.</text:span></text:p>
              <text:p text:style-name="P32"><text:span text:style-name="T26">Текущее состояние:</text:span></text:p>
              <text:list text:style-name="L1">
                <text:list-item>
                  <text:p text:style-name="P32"><text:span text:style-name="T26"><text:s/></text:span><text:span text:style-name="T26">Клиент имеет временный ключ;</text:span></text:p>
                </text:list-item>
                <text:list-item>
                  <text:p text:style-name="P32"><text:span text:style-name="T26"><text:s/></text:span><text:span text:style-name="T26">Kerberos имеет этот же временный ключ.</text:span></text:p>
                </text:list-item>
              </text:list>
              <text:p text:style-name="P32"><text:span text:style-name="T26">Если в Linux/Unix системе выполнить команду klist, то она выведет информацию о полученном TGT, где будет видно срок его действия. Никаких других допусков к сервисам в списке не будет.</text:span></text:p>
              <text:p text:style-name="P32"><text:span text:style-name="T26"/></text:p>
              <text:p text:style-name="P32"><text:span text:style-name="T26">Теперь клиент может запросить доступ к сервису (PostgreSQL в данном случае). Специальная служба Kerberos Ticket Granting Service генерирует сессионный ключ, которым должны обладать как клиент, так и сервис. Но передавать ключ по сети в нешифрованном виде нельзя. </text:span></text:p>
              <text:p text:style-name="P32"><text:span text:style-name="T26">Поэтому клиенту передают сессионный ключ дважды: первый раз он зашифрован временным ключом, второй раз </text:span><text:span text:style-name="T27">—</text:span><text:span text:style-name="T32"> ключом сервиса. Оба шифрованных ключа получает клиент.</text:span></text:p>
              <text:p text:style-name="P32"><text:span text:style-name="T32">Сессионный ключ, зашифрованный временным ключом, клиент расшифровать может, так как у клиента есть временный ключ, полученный на предыдущем шаге.</text:span></text:p>
              <text:p text:style-name="P32"><text:span text:style-name="T32">Сессионный ключ, зашифрованный секретом сервиса, клиент расшифровать не может. Он должен быть передан сервису.</text:span></text:p>
            </draw:text-box>
          </draw:frame>
        </presentation:notes>
      </draw:page>
      <draw:page draw:name="page16" draw:style-name="dp1" draw:master-page-name="master_5f_" presentation:presentation-page-layout-name="AL2T19">
        <office:forms form:automatic-focus="false" form:apply-design-mode="false"/>
        <draw:frame presentation:style-name="pr21" draw:text-style-name="P35" draw:layer="layout" svg:width="19.8cm" svg:height="1.737cm" svg:x="1.4cm" svg:y="0.837cm" presentation:class="title" presentation:user-transformed="true">
          <draw:text-box>
            <text:p text:style-name="P21"><text:span text:style-name="T9">Передача ключа сервису</text:span></text:p>
          </draw:text-box>
        </draw:frame>
        <draw:custom-shape draw:style-name="gr43" draw:text-style-name="P60" xml:id="id24" draw:id="id24" draw:layer="layout" svg:width="8cm" svg:height="4.5cm" svg:x="15.856cm" svg:y="13.4cm">
          <text:p text:style-name="P19"><text:span text:style-name="T20"><text:s/></text:span></text:p>
          <text:p text:style-name="P19"><text:span text:style-name="T19">Postgre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2.032cm" svg:height="1.882cm" svg:x="16.336cm" svg:y="15.516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18.8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2" draw:layer="layout" svg:width="2.032cm" svg:height="1.882cm" svg:x="21.337cm" svg:y="15.517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61" draw:layer="layout" svg:width="5.112cm" svg:height="4.5cm" svg:x="4.256cm" svg:y="13.4cm">
          <text:p text:style-name="P19"><text:span text:style-name="T20"><text:s/></text:span></text:p>
          <text:p text:style-name="P19"><text:span text:style-name="T19">Клиент</text:span></text:p>
          <draw:enhanced-geometry svg:viewBox="0 0 21600 21600" draw:type="rectangle" draw:enhanced-path="M 0 0 L 21600 0 21600 21600 0 21600 0 0 Z N"/>
        </draw:custom-shape>
        <draw:custom-shape draw:style-name="gr45" draw:text-style-name="P62" draw:layer="layout" svg:width="12.7cm" svg:height="3.294cm" svg:x="7.65cm" svg:y="6.058cm">
          <text:p text:style-name="P19"><text:span text:style-name="T19">Kerberos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23.368cm" svg:height="14.732cm" svg:x="2.286cm" svg:y="3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3" draw:layer="layout" svg:width="7.366cm" svg:height="1.016cm" svg:x="10.16cm" svg:y="4.826cm">
          <draw:text-box>
            <text:p text:style-name="P21"><text:span text:style-name="T9">Область DBS.LOCAL</text:span></text:p>
          </draw:text-box>
        </draw:frame>
        <draw:custom-shape draw:style-name="gr63" draw:text-style-name="P67" draw:layer="layout" svg:width="7.112cm" svg:height="1.524cm" svg:x="16.764cm" svg:y="10.16cm">
          <text:p text:style-name="P66"><text:span text:style-name="T6">Сессионный ключ получен от клиента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3.02404048924 62023.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71" draw:layer="layout" svg:width="1.778cm" svg:height="0.762cm" svg:x="19.928cm" svg:y="14.528cm">
          <text:p text:style-name="P70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62" draw:text-style-name="P80" draw:layer="layout" svg:width="1.778cm" svg:height="0.762cm" svg:x="4.523cm" svg:y="14.528cm">
          <text:p text:style-name="P72"><text:span text:style-name="T55">ὰέᾗᾨ</text:span></text:p>
          <draw:enhanced-geometry svg:viewBox="0 0 21600 21600" draw:type="rectangle" draw:enhanced-path="M 0 0 L 21600 0 21600 21600 0 21600 0 0 Z N"/>
        </draw:custom-shape>
        <draw:custom-shape draw:style-name="gr56" draw:text-style-name="P75" draw:layer="layout" svg:width="1.778cm" svg:height="0.762cm" svg:x="17.51cm" svg:y="14.528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onnector draw:style-name="gr64" draw:text-style-name="P28" draw:layer="layout" svg:x1="9.144cm" svg:y1="15.648cm" svg:x2="15.856cm" svg:y2="15.65cm" draw:start-shape="id23" draw:start-glue-point="1" draw:end-shape="id24" draw:end-glue-point="3" svg:d="M9144 15648h3369v2h3343" svg:viewBox="0 0 6713 3">
          <text:p/>
        </draw:connector>
        <draw:custom-shape draw:style-name="gr56" draw:text-style-name="P75" draw:layer="layout" svg:width="1.778cm" svg:height="0.762cm" svg:x="4.572cm" svg:y="15.494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ustom-shape draw:style-name="gr56" draw:text-style-name="P75" draw:layer="layout" svg:width="1.778cm" svg:height="0.762cm" svg:x="7.239cm" svg:y="14.554cm">
          <text:p text:style-name="P74"><text:span text:style-name="T56">☼</text:span><text:span text:style-name="T57">☿♂♃</text:span></text:p>
          <draw:enhanced-geometry svg:viewBox="0 0 21600 21600" draw:type="rectangle" draw:enhanced-path="M 0 0 L 21600 0 21600 21600 0 21600 0 0 Z N"/>
        </draw:custom-shape>
        <draw:custom-shape draw:style-name="gr65" draw:text-style-name="P79" xml:id="id23" draw:id="id23" draw:layer="layout" svg:width="2.032cm" svg:height="2.54cm" svg:x="7.112cm" svg:y="14.378cm">
          <text:p text:style-name="P78"><text:span text:style-name="T54">♅♫♪♆</text:span></text:p>
          <draw:enhanced-geometry svg:viewBox="0 0 21600 21600" draw:type="rectangle" draw:enhanced-path="M 0 0 L 21600 0 21600 21600 0 21600 0 0 Z N"/>
        </draw:custom-shape>
        <draw:custom-shape draw:style-name="gr42" draw:text-style-name="P59" draw:layer="layout" svg:width="1.524cm" svg:height="0.762cm" svg:x="7.366cm" svg:y="16.256cm">
          <text:p text:style-name="P19"><text:span text:style-name="T19">TGT</text:span></text:p>
          <draw:enhanced-geometry svg:viewBox="0 0 21600 21600" draw:type="rectangle" draw:enhanced-path="M 0 0 L 21600 0 21600 21600 0 21600 0 0 Z N"/>
        </draw:custom-shape>
        <draw:custom-shape draw:style-name="gr66" draw:text-style-name="P67" draw:layer="layout" svg:width="5.588cm" svg:height="2.032cm" svg:x="9.906cm" svg:y="16.51cm">
          <text:p text:style-name="P66"><text:span text:style-name="T6">Шифруется секретом сервис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995.1690821256 -7554.15641908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33" draw:layer="layout" svg:width="16.799cm" svg:height="13.364cm" svg:x="2.1cm" svg:y="14.107cm" presentation:class="notes" presentation:user-transformed="true">
            <draw:text-box>
              <text:p text:style-name="P32"><text:span text:style-name="T26">Передача зашифрованного секретом сервера сессионного ключа может считаться безопасной, если исключен произвольный доступ к таблице ключей (Keytab). Получив от клиента зашифрованный сессионный ключ, сервис расшифровывает его секретом сервиса, хранящимся в таблице ключей.</text:span></text:p>
              <text:p text:style-name="P32"><text:span text:style-name="T26">Теперь сессионный ключ имеется как у клиента, так и на сервисе (PostgreSQL). </text:span></text:p>
              <text:p text:style-name="P32"><text:span text:style-name="T26">Процедура аутентификации пользователя с точки зрения PostgreSQL, таким образом, завершается и подключение к базе данных разрешается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3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><text:s text:c="11"/></text:span><text:span text:style-name="T28">$ psql</text:span></text:p>
            <text:p text:style-name="P1"><text:span text:style-name="T28"><text:s text:c="11"/></text:span><text:span text:style-name="T2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8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Методы аутентификации ldap, radius и pam работают аналогично методу password, но пароль пользователя хранится вне СУБД</text:span></text:p>
              </text:list-item>
              <text:list-item>
                <text:p text:style-name="P9"><text:span text:style-name="T58">Метод ldap способен работать двумя способами: </text:span><text:span text:style-name="T59">«</text:span><text:span text:style-name="T58">простым связыванием</text:span><text:span text:style-name="T59">»</text:span><text:span text:style-name="T60"> и </text:span><text:span text:style-name="T61">«</text:span><text:span text:style-name="T10">поиском+связыванием</text:span><text:span text:style-name="T59">»</text:span></text:p>
              </text:list-item>
              <text:list-item>
                <text:p text:style-name="P9"><text:span text:style-name="T59">В методах peer, cert, gss и sspi аутентификация выполняется во внешней системе</text:span></text:p>
              </text:list-item>
              <text:list-item>
                <text:p text:style-name="P9"><text:span text:style-name="T59">Для отображения роли на имя пользователя во внешней системе аутентификации используется pg_ident.conf</text:span></text:p>
              </text:list-item>
              <text:list-item>
                <text:p text:style-name="P9"><text:span text:style-name="T59">При использовании GSSAPI пользователь должен пройти аутентификацию еще до подключения к Postgre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8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frame presentation:style-name="pr22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3" draw:text-style-name="P8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><text:span text:style-name="T9"><text:s/></text:span><text:span text:style-name="T9">Настройте аутентификацию по методу peer для роли alice, настроив отображение alice на пользователя ОС student</text:span></text:p>
              </text:list-item>
              <text:list-item>
                <text:p><text:span text:style-name="T9"><text:s/></text:span><text:span text:style-name="T9">Настройте аутентификацию ldap для роли bob по методу простого связывания с инициированием сессии TLS</text:span></text:p>
              </text:list-item>
              <text:list-item>
                <text:p><text:span text:style-name="T9"><text:s/></text:span><text:span text:style-name="T9">Сконфигурируйте аутентификацию gss, настроив отображение принципала charlie@DBS.LOCAL на роль charl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4" draw:text-style-name="P33" draw:layer="layout" svg:width="16.799cm" svg:height="14.009cm" svg:x="2.1cm" svg:y="14.107cm" presentation:class="notes" presentation:user-transformed="true">
            <draw:text-box>
              <text:p text:style-name="P32"><text:span text:style-name="T26">1. Для настройки простого связывания с LDAP в HBA используйте следующие параметры метода ldap:</text:span></text:p>
              <text:p text:style-name="P32"><text:span text:style-name="T62">ldapserver=127.0.0.1 ldapprefix="cn=" ldapsuffix=", dc=dbs, dc=local"</text:span></text:p>
              <text:p text:style-name="P32"><text:span text:style-name="T26"/></text:p>
              <text:p text:style-name="P32"><text:span text:style-name="T26">2. Запуск сессии TLS при подключении на 389 порт TCP к серверу LDAP можно настроить в HBA следующим образом:</text:span></text:p>
              <text:p text:style-name="P32"><text:span text:style-name="T62">ldapurl="ldap://dbs.local/dc=dbs,dc=local?cn?sub" ldaptls=1</text:span></text:p>
              <text:p text:style-name="P32"><text:span text:style-name="T26"/></text:p>
              <text:p text:style-name="P32"><text:span text:style-name="T26">3. При настройке отображения используйте регулярное выражение:</text:span></text:p>
              <text:p text:style-name="P32"><text:span text:style-name="T62">/^(.*)@DBS\.LOCAL$ \1</text:span></text:p>
              <text:p text:style-name="P32"><text:span text:style-name="T26">Оно просто отбросит имя области из принципала, оставив в результате лишь имя роли для подключения.</text:span></text:p>
            </draw:text-box>
          </draw:frame>
        </presentation:notes>
      </draw:page>
      <draw:page draw:name="page20" draw:style-name="dp1" draw:master-page-name="master_5f_" presentation:presentation-page-layout-name="AL1T1">
        <office:forms form:automatic-focus="false" form:apply-design-mode="false"/>
        <draw:frame presentation:style-name="pr22" draw:text-style-name="P8" draw:layer="layout" svg:width="19.8cm" svg:height="1.741cm" svg:x="1.2cm" svg:y="0.737cm" presentation:class="title" presentation:user-transformed="true">
          <draw:text-box>
            <text:p><text:span text:style-name="T9">Практика+</text:span></text:p>
          </draw:text-box>
        </draw:frame>
        <draw:frame presentation:style-name="pr25" draw:text-style-name="P83" draw:layer="layout" svg:width="25.6cm" svg:height="14.4cm" svg:x="1.2cm" svg:y="4.8cm" presentation:class="outline" presentation:user-transformed="true">
          <draw:text-box>
            <text:p text:style-name="P42"><text:span text:style-name="T63">Настройте аутентификацию PAM</text:span><text:span text:style-name="T64"><text:line-break/></text:span><text:span text:style-name="T65"> </text:span></text:p>
            <text:list text:style-name="L6">
              <text:list-item>
                <text:p text:style-name="P42"><text:span text:style-name="T64">Настройте PostgreSQL на журналирование подключений</text:span></text:p>
              </text:list-item>
              <text:list-item>
                <text:p text:style-name="P42"><text:span text:style-name="T64">Зарегистрируйте средствами операционной системы пользователя pamuser и назначьте ему пароль, также зарегистрируйте роль pamuser в СУБД</text:span></text:p>
              </text:list-item>
              <text:list-item>
                <text:p text:style-name="P42"><text:span text:style-name="T64">В pg_hba.conf настройте для pamuser аутентификацию PAM сервисом login</text:span></text:p>
              </text:list-item>
              <text:list-item>
                <text:p text:style-name="P42"><text:span text:style-name="T64">Обеспечите доступ на чтение файла /etc/shadow пользователю postgres, добавив его в группу shadow</text:span></text:p>
              </text:list-item>
              <text:list-item>
                <text:p text:style-name="P42"><text:span text:style-name="T64">Рестартуйте СУБД и проверьте возможность подключ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6" draw:text-style-name="P15" draw:layer="layout" svg:width="16.799cm" svg:height="14.125cm" svg:x="2.1cm" svg:y="14.107cm" presentation:class="notes" presentation:user-transformed="true">
            <draw:text-box>
              <text:p text:style-name="P84"><text:span text:style-name="T6">2. Регистрация pamuser в операционной системе.</text:span></text:p>
              <text:p text:style-name="P84"><text:span text:style-name="T6">Для регистрации пользователя в операционной системе используйте команду:</text:span></text:p>
              <text:p text:style-name="P84"><text:span text:style-name="T66">sudo useradd pamuser</text:span></text:p>
              <text:p text:style-name="P84"><text:span text:style-name="T6">Назначить пароль можно командой:</text:span></text:p>
              <text:p text:style-name="P84"><text:span text:style-name="T66">sudo passwd pamuser</text:span></text:p>
              <text:p text:style-name="P84"><text:span text:style-name="T6">Эта команда предложит ввести пароль и подтвердить его.</text:span></text:p>
              <text:p text:style-name="P84"><text:span text:style-name="T6">Также пароль для пользователя можно установить так:</text:span></text:p>
              <text:p text:style-name="P84"><text:span text:style-name="T66">echo 'pamuser:pamuser' | sudo chpasswd</text:span></text:p>
              <text:p text:style-name="P84"><text:span text:style-name="T6">Эта команда установит пароль pamuser для пользователя pamuser.</text:span></text:p>
              <text:p text:style-name="P84"><text:span text:style-name="T6">3. Настройка HBA для аутентификации PAM, используя настройки для сервиса login, можно так:</text:span></text:p>
              <text:p text:style-name="P84"><text:span text:style-name="T66">host student pamuser samehost pam pamservice=login</text:span></text:p>
              <text:p text:style-name="P84"><text:span text:style-name="T6">4. Обеспечить доступ на чтение файла /etc/shadow для пользователя postgres можно, добавив этого пользователя в группу shadow:</text:span></text:p>
              <text:p text:style-name="P84"><text:span text:style-name="T66">sudo gpasswd -a postgres shadow</text:span></text:p>
              <text:p text:style-name="P84"><text:span text:style-name="T6">После выполнения лабораторной работы удалите postgres из группы:</text:span></text:p>
              <text:p text:style-name="P84"><text:span text:style-name="T66">sudo gpasswd -d postgres shadow</text:span></text:p>
              <text:p text:style-name="P84"><text:span text:style-name="T6">Доступ пользователей к /etc/shadow не рекомендуется в реальной эксплуатации по соображениям безопасности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Droid Sans Fallback3" svg:font-family="'Droid Sans Fallback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FreeSans4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mry_KacstQurn" svg:font-family="mry_KacstQurn" style:font-pitch="variable"/>
    <style:font-face style:name="mry_KacstQurn1" svg:font-family="mry_KacstQu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hatch draw:name="Blue_20_45_20_Degrees" draw:display-name="Blue 45 Degrees" draw:style="single" draw:color="#2a6099" draw:distance="0.203cm" draw:rotation="450"/>
    <draw:hatch draw:name="Red_20_45_20_Degrees" draw:display-name="Red 45 Degrees" draw:style="single" draw:color="#ff0000" draw:distance="0.305cm" draw:rotation="450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8" style:family="presentation" style:parent-style-name="master-outline1">
      <style:graphic-properties fo:min-height="12.18cm"/>
      <style:paragraph-properties style:writing-mode="lr-tb"/>
    </style:style>
    <style:style style:name="Mpr1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2" style:family="presentation" style:parent-style-name="master_5f_-outline1">
      <style:graphic-properties fo:min-height="12.18cm"/>
      <style:paragraph-properties style:writing-mode="lr-tb"/>
    </style:style>
    <style:style style:name="Mpr23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A975E27738B6B5D2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</text:span><text:span text:style-name="MT2">outline text </text:span><text:span text:style-name="MT2">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draw:custom-shape presentation:style-name="Mpr14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1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8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2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F57D1493A5C13DC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2DT3H40M42S</meta:editing-duration>
    <meta:editing-cycles>1174</meta:editing-cycles>
    <meta:generator>LibreOffice/7.3.7.2$Linux_X86_64 LibreOffice_project/30$Build-2</meta:generator>
    <dc:date>2024-12-02T00:29:53.632920490</dc:date>
    <meta:document-statistic meta:object-count="323"/>
    <meta:template xlink:type="simple" xlink:actuate="onRequest" xlink:title="master" xlink:href="../../../../../tmp/DBA1/master.otp" meta:date="2015-06-01T16:50:20.490561969"/>
  </office:meta>
</office:document-meta>
</file>